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" style:family="table-cell" style:parent-style-name="Card_20_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table:style-name="ce7" office:value-type="string" calcext:value-type="string">
            <text:p>SLNO</text:p>
          </table:table-cell>
          <table:table-cell table:style-name="ce7" office:value-type="string" calcext:value-type="string">
            <text:p>USN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ython</text:p>
          </table:table-cell>
          <table:table-cell table:style-name="ce7" office:value-type="string" calcext:value-type="string">
            <text:p>OOPs</text:p>
          </table:table-cell>
          <table:table-cell table:style-name="ce7" office:value-type="string" calcext:value-type="string">
            <text:p><text:s/>Java</text:p>
          </table:table-cell>
          <table:table-cell table:style-name="ce7" office:value-type="string" calcext:value-type="string">
            <text:p>C</text:p>
          </table:table-cell>
          <table:table-cell table:style-name="ce10" office:value-type="string" calcext:value-type="string">
            <text:p>Os</text:p>
          </table:table-cell>
          <table:table-cell table:style-name="ce7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SI24AD401</text:p>
          </table:table-cell>
          <table:table-cell office:value-type="string" calcext:value-type="string">
            <text:p>Aarav Sharma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D2:.H2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SI24AD402</text:p>
          </table:table-cell>
          <table:table-cell office:value-type="string" calcext:value-type="string">
            <text:p>Vivaan Gupta</text:p>
          </table:table-cell>
          <table:table-cell table:number-columns-repeated="5" office:value-type="float" office:value="99" calcext:value-type="float">
            <text:p>99</text:p>
          </table:table-cell>
          <table:table-cell table:formula="of:=SUM([.D3:.H3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SI24AD403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2" calcext:value-type="float">
            <text:p>52</text:p>
          </table:table-cell>
          <table:table-cell table:formula="of:=SUM([.D4:.H4]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SI24AD404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5" calcext:value-type="float">
            <text:p>65</text:p>
          </table:table-cell>
          <table:table-cell table:formula="of:=SUM([.D5:.H5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SI24AD405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5" calcext:value-type="float">
            <text:p>85</text:p>
          </table:table-cell>
          <table:table-cell table:formula="of:=SUM([.D6:.H6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SI24AD406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96" calcext:value-type="float">
            <text:p>96</text:p>
          </table:table-cell>
          <table:table-cell table:formula="of:=SUM([.D7:.H7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SI24AD407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58" calcext:value-type="float">
            <text:p>58</text:p>
          </table:table-cell>
          <table:table-cell table:formula="of:=SUM([.D8:.H8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SI24AD408</text:p>
          </table:table-cell>
          <table:table-cell office:value-type="string" calcext:value-type="string">
            <text:p>Dhruv Patel</text:p>
          </table:table-cell>
          <table:table-cell table:number-columns-repeated="5" office:value-type="float" office:value="74" calcext:value-type="float">
            <text:p>74</text:p>
          </table:table-cell>
          <table:table-cell table:formula="of:=SUM([.D9:.H9]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SI24AD409</text:p>
          </table:table-cell>
          <table:table-cell office:value-type="string" calcext:value-type="string">
            <text:p>Anaya Verma</text:p>
          </table:table-cell>
          <table:table-cell table:number-columns-repeated="5" office:value-type="float" office:value="58" calcext:value-type="float">
            <text:p>58</text:p>
          </table:table-cell>
          <table:table-cell table:formula="of:=SUM([.D10:.H10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SI24AD410</text:p>
          </table:table-cell>
          <table:table-cell office:value-type="string" calcext:value-type="string">
            <text:p>Ishaan Nair</text:p>
          </table:table-cell>
          <table:table-cell table:number-columns-repeated="5" office:value-type="float" office:value="69" calcext:value-type="float">
            <text:p>69</text:p>
          </table:table-cell>
          <table:table-cell table:formula="of:=SUM([.D11:.H11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SI24AD411</text:p>
          </table:table-cell>
          <table:table-cell office:value-type="string" calcext:value-type="string">
            <text:p>Kavya Bansal</text:p>
          </table:table-cell>
          <table:table-cell table:number-columns-repeated="5" office:value-type="float" office:value="58" calcext:value-type="float">
            <text:p>58</text:p>
          </table:table-cell>
          <table:table-cell table:formula="of:=SUM([.D12:.H12])"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4SI24AD412</text:p>
          </table:table-cell>
          <table:table-cell office:value-type="string" calcext:value-type="string">
            <text:p>Riya Malhotra</text:p>
          </table:table-cell>
          <table:table-cell table:number-columns-repeated="5" office:value-type="float" office:value="69" calcext:value-type="float">
            <text:p>69</text:p>
          </table:table-cell>
          <table:table-cell table:formula="of:=SUM([.D13:.H13])"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SI24AD413</text:p>
          </table:table-cell>
          <table:table-cell office:value-type="string" calcext:value-type="string">
            <text:p>Riya Malhotra</text:p>
          </table:table-cell>
          <table:table-cell table:number-columns-repeated="5" office:value-type="float" office:value="58" calcext:value-type="float">
            <text:p>58</text:p>
          </table:table-cell>
          <table:table-cell table:formula="of:=SUM([.D14:.H14])"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4SI24AD414</text:p>
          </table:table-cell>
          <table:table-cell office:value-type="string" calcext:value-type="string">
            <text:p>Kriti Chaudhary</text:p>
          </table:table-cell>
          <table:table-cell table:number-columns-repeated="5" office:value-type="float" office:value="58" calcext:value-type="float">
            <text:p>58</text:p>
          </table:table-cell>
          <table:table-cell table:formula="of:=SUM([.D15:.H15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SI24AD415</text:p>
          </table:table-cell>
          <table:table-cell office:value-type="string" calcext:value-type="string">
            <text:p>Tanvi Joshi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D16:.H16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SI24AD416</text:p>
          </table:table-cell>
          <table:table-cell office:value-type="string" calcext:value-type="string">
            <text:p>Priya Sethi</text:p>
          </table:table-cell>
          <table:table-cell table:number-columns-repeated="5" office:value-type="float" office:value="53" calcext:value-type="float">
            <text:p>53</text:p>
          </table:table-cell>
          <table:table-cell table:formula="of:=SUM([.D17:.H17])"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4SI24AD417</text:p>
          </table:table-cell>
          <table:table-cell office:value-type="string" calcext:value-type="string">
            <text:p>Rohan Agarwal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SUM([.D18:.H18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SI24AD418</text:p>
          </table:table-cell>
          <table:table-cell office:value-type="string" calcext:value-type="string">
            <text:p>Karan Sharma</text:p>
          </table:table-cell>
          <table:table-cell table:number-columns-repeated="5" office:value-type="float" office:value="86" calcext:value-type="float">
            <text:p>86</text:p>
          </table:table-cell>
          <table:table-cell table:formula="of:=SUM([.D19:.H19])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SI24AD419</text:p>
          </table:table-cell>
          <table:table-cell office:value-type="string" calcext:value-type="string">
            <text:p>Neha Singh</text:p>
          </table:table-cell>
          <table:table-cell table:number-columns-repeated="5" office:value-type="float" office:value="97" calcext:value-type="float">
            <text:p>97</text:p>
          </table:table-cell>
          <table:table-cell table:formula="of:=SUM([.D20:.H20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SI24AD420</text:p>
          </table:table-cell>
          <table:table-cell office:value-type="string" calcext:value-type="string">
            <text:p>Anika Das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SUM([.D21:.H21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SI24AD421</text:p>
          </table:table-cell>
          <table:table-cell office:value-type="string" calcext:value-type="string">
            <text:p>Aryan Yadav</text:p>
          </table:table-cell>
          <table:table-cell table:number-columns-repeated="5" office:value-type="float" office:value="75" calcext:value-type="float">
            <text:p>75</text:p>
          </table:table-cell>
          <table:table-cell table:formula="of:=SUM([.D22:.H22])"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SI24AD422</text:p>
          </table:table-cell>
          <table:table-cell office:value-type="string" calcext:value-type="string">
            <text:p>Sanika Kulkarni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SUM([.D23:.H23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SI24AD423</text:p>
          </table:table-cell>
          <table:table-cell office:value-type="string" calcext:value-type="string">
            <text:p>Rahul Jha</text:p>
          </table:table-cell>
          <table:table-cell table:number-columns-repeated="5" office:value-type="float" office:value="70" calcext:value-type="float">
            <text:p>70</text:p>
          </table:table-cell>
          <table:table-cell table:formula="of:=SUM([.D24:.H24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SI24AD424</text:p>
          </table:table-cell>
          <table:table-cell office:value-type="string" calcext:value-type="string">
            <text:p>Meera Iyer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SUM([.D25:.H25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SI24AD425</text:p>
          </table:table-cell>
          <table:table-cell office:value-type="string" calcext:value-type="string">
            <text:p>Nikhil Verma</text:p>
          </table:table-cell>
          <table:table-cell table:number-columns-repeated="5" office:value-type="float" office:value="70" calcext:value-type="float">
            <text:p>70</text:p>
          </table:table-cell>
          <table:table-cell table:formula="of:=SUM([.D26:.H26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SI24AD426</text:p>
          </table:table-cell>
          <table:table-cell office:value-type="string" calcext:value-type="string">
            <text:p>Pooja Rao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SUM([.D27:.H27])"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SI24AD427</text:p>
          </table:table-cell>
          <table:table-cell office:value-type="string" calcext:value-type="string">
            <text:p>Shreya Kapoor</text:p>
          </table:table-cell>
          <table:table-cell table:number-columns-repeated="5" office:value-type="float" office:value="78" calcext:value-type="float">
            <text:p>78</text:p>
          </table:table-cell>
          <table:table-cell table:formula="of:=SUM([.D28:.H28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SI24AD428</text:p>
          </table:table-cell>
          <table:table-cell office:value-type="string" calcext:value-type="string">
            <text:p>Aditi Mehta</text:p>
          </table:table-cell>
          <table:table-cell table:number-columns-repeated="5" office:value-type="float" office:value="101" calcext:value-type="float">
            <text:p>101</text:p>
          </table:table-cell>
          <table:table-cell table:formula="of:=SUM([.D29:.H29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SI24AD429</text:p>
          </table:table-cell>
          <table:table-cell office:value-type="string" calcext:value-type="string">
            <text:p>Tarun Gupta</text:p>
          </table:table-cell>
          <table:table-cell table:number-columns-repeated="5" office:value-type="float" office:value="54" calcext:value-type="float">
            <text:p>54</text:p>
          </table:table-cell>
          <table:table-cell table:formula="of:=SUM([.D30:.H30])"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4SI24AD430</text:p>
          </table:table-cell>
          <table:table-cell office:value-type="string" calcext:value-type="string">
            <text:p>Radhika Sharma</text:p>
          </table:table-cell>
          <table:table-cell table:number-columns-repeated="5" office:value-type="float" office:value="67" calcext:value-type="float">
            <text:p>67</text:p>
          </table:table-cell>
          <table:table-cell table:formula="of:=SUM([.D31:.H31]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SI24AD431</text:p>
          </table:table-cell>
          <table:table-cell office:value-type="string" calcext:value-type="string">
            <text:p>Sahil Bhatia</text:p>
          </table:table-cell>
          <table:table-cell table:number-columns-repeated="5" office:value-type="float" office:value="87" calcext:value-type="float">
            <text:p>87</text:p>
          </table:table-cell>
          <table:table-cell table:formula="of:=SUM([.D32:.H32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SI24AD432</text:p>
          </table:table-cell>
          <table:table-cell office:value-type="string" calcext:value-type="string">
            <text:p>Sneha Desai</text:p>
          </table:table-cell>
          <table:table-cell table:number-columns-repeated="5" office:value-type="float" office:value="98" calcext:value-type="float">
            <text:p>98</text:p>
          </table:table-cell>
          <table:table-cell table:formula="of:=SUM([.D33:.H33])"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4SI24AD433</text:p>
          </table:table-cell>
          <table:table-cell office:value-type="string" calcext:value-type="string">
            <text:p>Raghav Sharma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34:.H34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4SI24AD434</text:p>
          </table:table-cell>
          <table:table-cell office:value-type="string" calcext:value-type="string">
            <text:p>Simran Chawla</text:p>
          </table:table-cell>
          <table:table-cell table:number-columns-repeated="5" office:value-type="float" office:value="76" calcext:value-type="float">
            <text:p>76</text:p>
          </table:table-cell>
          <table:table-cell table:formula="of:=SUM([.D35:.H35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SI24AD435</text:p>
          </table:table-cell>
          <table:table-cell office:value-type="string" calcext:value-type="string">
            <text:p>Harsh Gupta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36:.H36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SI24AD436</text:p>
          </table:table-cell>
          <table:table-cell office:value-type="string" calcext:value-type="string">
            <text:p>Naina Bansal</text:p>
          </table:table-cell>
          <table:table-cell table:number-columns-repeated="5" office:value-type="float" office:value="71" calcext:value-type="float">
            <text:p>71</text:p>
          </table:table-cell>
          <table:table-cell table:formula="of:=SUM([.D37:.H37])"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4SI24AD437</text:p>
          </table:table-cell>
          <table:table-cell office:value-type="string" calcext:value-type="string">
            <text:p>Aaryan Chaudhary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38:.H38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SI24AD438</text:p>
          </table:table-cell>
          <table:table-cell office:value-type="string" calcext:value-type="string">
            <text:p>Lavanya Patel</text:p>
          </table:table-cell>
          <table:table-cell table:number-columns-repeated="5" office:value-type="float" office:value="71" calcext:value-type="float">
            <text:p>71</text:p>
          </table:table-cell>
          <table:table-cell table:formula="of:=SUM([.D39:.H39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SI24AD439</text:p>
          </table:table-cell>
          <table:table-cell office:value-type="string" calcext:value-type="string">
            <text:p>Vinay Kaur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40:.H40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SI24AD440</text:p>
          </table:table-cell>
          <table:table-cell office:value-type="string" calcext:value-type="string">
            <text:p>Bhavya Joshi</text:p>
          </table:table-cell>
          <table:table-cell table:number-columns-repeated="5" office:value-type="float" office:value="103" calcext:value-type="float">
            <text:p>103</text:p>
          </table:table-cell>
          <table:table-cell table:formula="of:=SUM([.D41:.H41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SI24AD441</text:p>
          </table:table-cell>
          <table:table-cell office:value-type="string" calcext:value-type="string">
            <text:p>Kavish Soni</text:p>
          </table:table-cell>
          <table:table-cell table:number-columns-repeated="5" office:value-type="float" office:value="102" calcext:value-type="float">
            <text:p>102</text:p>
          </table:table-cell>
          <table:table-cell table:formula="of:=SUM([.D42:.H42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SI24AD442</text:p>
          </table:table-cell>
          <table:table-cell office:value-type="string" calcext:value-type="string">
            <text:p>Disha Tiwari</text:p>
          </table:table-cell>
          <table:table-cell table:number-columns-repeated="5" office:value-type="float" office:value="55" calcext:value-type="float">
            <text:p>55</text:p>
          </table:table-cell>
          <table:table-cell table:formula="of:=SUM([.D43:.H43]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SI24AD443</text:p>
          </table:table-cell>
          <table:table-cell office:value-type="string" calcext:value-type="string">
            <text:p>Riya Anand</text:p>
          </table:table-cell>
          <table:table-cell table:number-columns-repeated="5" office:value-type="float" office:value="68" calcext:value-type="float">
            <text:p>68</text:p>
          </table:table-cell>
          <table:table-cell table:formula="of:=SUM([.D44:.H44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SI24AD444</text:p>
          </table:table-cell>
          <table:table-cell office:value-type="string" calcext:value-type="string">
            <text:p>Sameer Verma</text:p>
          </table:table-cell>
          <table:table-cell table:number-columns-repeated="5" office:value-type="float" office:value="88" calcext:value-type="float">
            <text:p>88</text:p>
          </table:table-cell>
          <table:table-cell table:formula="of:=SUM([.D45:.H45]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SI24AD445</text:p>
          </table:table-cell>
          <table:table-cell office:value-type="string" calcext:value-type="string">
            <text:p>Gaurav Saxena</text:p>
          </table:table-cell>
          <table:table-cell table:number-columns-repeated="5" office:value-type="float" office:value="99" calcext:value-type="float">
            <text:p>99</text:p>
          </table:table-cell>
          <table:table-cell table:formula="of:=SUM([.D46:.H46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SI24AD446</text:p>
          </table:table-cell>
          <table:table-cell office:value-type="string" calcext:value-type="string">
            <text:p>Mehul Nair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47:.H47])"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SI24AD447</text:p>
          </table:table-cell>
          <table:table-cell office:value-type="string" calcext:value-type="string">
            <text:p>Sanya Agarwal</text:p>
          </table:table-cell>
          <table:table-cell table:number-columns-repeated="5" office:value-type="float" office:value="77" calcext:value-type="float">
            <text:p>77</text:p>
          </table:table-cell>
          <table:table-cell table:formula="of:=SUM([.D48:.H48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SI24AD448</text:p>
          </table:table-cell>
          <table:table-cell office:value-type="string" calcext:value-type="string">
            <text:p>Tanishq Jain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49:.H49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SI24AD449</text:p>
          </table:table-cell>
          <table:table-cell office:value-type="string" calcext:value-type="string">
            <text:p>Pankaj Kumar</text:p>
          </table:table-cell>
          <table:table-cell table:number-columns-repeated="5" office:value-type="float" office:value="72" calcext:value-type="float">
            <text:p>72</text:p>
          </table:table-cell>
          <table:table-cell table:formula="of:=SUM([.D50:.H50])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4SI24AD450</text:p>
          </table:table-cell>
          <table:table-cell office:value-type="string" calcext:value-type="string">
            <text:p>Avantika Gupta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51:.H51])"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4SI24AD451</text:p>
          </table:table-cell>
          <table:table-cell office:value-type="string" calcext:value-type="string">
            <text:p>Sagar Malhotra</text:p>
          </table:table-cell>
          <table:table-cell table:number-columns-repeated="5" office:value-type="float" office:value="72" calcext:value-type="float">
            <text:p>72</text:p>
          </table:table-cell>
          <table:table-cell table:formula="of:=SUM([.D52:.H52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SI24AD452</text:p>
          </table:table-cell>
          <table:table-cell office:value-type="string" calcext:value-type="string">
            <text:p>Neeraj Joshi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53:.H53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SI24AD453</text:p>
          </table:table-cell>
          <table:table-cell office:value-type="string" calcext:value-type="string">
            <text:p>Kunal Verma</text:p>
          </table:table-cell>
          <table:table-cell table:number-columns-repeated="5" office:value-type="float" office:value="104" calcext:value-type="float">
            <text:p>104</text:p>
          </table:table-cell>
          <table:table-cell table:formula="of:=SUM([.D54:.H54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SI24AD454</text:p>
          </table:table-cell>
          <table:table-cell office:value-type="string" calcext:value-type="string">
            <text:p>Juhi Rao</text:p>
          </table:table-cell>
          <table:table-cell table:number-columns-repeated="5" office:value-type="float" office:value="103" calcext:value-type="float">
            <text:p>103</text:p>
          </table:table-cell>
          <table:table-cell table:formula="of:=SUM([.D55:.H55])" office:value-type="float" office:value="515" calcext:value-type="float">
            <text:p>5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4SI24AD455</text:p>
          </table:table-cell>
          <table:table-cell office:value-type="string" calcext:value-type="string">
            <text:p>Abhay Sharma</text:p>
          </table:table-cell>
          <table:table-cell table:number-columns-repeated="5" office:value-type="float" office:value="56" calcext:value-type="float">
            <text:p>56</text:p>
          </table:table-cell>
          <table:table-cell table:formula="of:=SUM([.D56:.H56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SI24AD456</text:p>
          </table:table-cell>
          <table:table-cell office:value-type="string" calcext:value-type="string">
            <text:p>Rupal Singh</text:p>
          </table:table-cell>
          <table:table-cell table:number-columns-repeated="5" office:value-type="float" office:value="69" calcext:value-type="float">
            <text:p>69</text:p>
          </table:table-cell>
          <table:table-cell table:formula="of:=SUM([.D57:.H57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SI24AD457</text:p>
          </table:table-cell>
          <table:table-cell office:value-type="string" calcext:value-type="string">
            <text:p>Nivedita Iyer</text:p>
          </table:table-cell>
          <table:table-cell table:number-columns-repeated="5" office:value-type="float" office:value="89" calcext:value-type="float">
            <text:p>89</text:p>
          </table:table-cell>
          <table:table-cell table:formula="of:=SUM([.D58:.H58])"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4SI24AD458</text:p>
          </table:table-cell>
          <table:table-cell office:value-type="string" calcext:value-type="string">
            <text:p>Akshay Deshmukh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D59:.H59])"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SI24AD459</text:p>
          </table:table-cell>
          <table:table-cell office:value-type="string" calcext:value-type="string">
            <text:p>Priyanka Yadav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60:.H60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SI24AD460</text:p>
          </table:table-cell>
          <table:table-cell office:value-type="string" calcext:value-type="string">
            <text:p>Ritika Mehta</text:p>
          </table:table-cell>
          <table:table-cell table:number-columns-repeated="5" office:value-type="float" office:value="78" calcext:value-type="float">
            <text:p>78</text:p>
          </table:table-cell>
          <table:table-cell table:formula="of:=SUM([.D61:.H61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SI24AD461</text:p>
          </table:table-cell>
          <table:table-cell office:value-type="string" calcext:value-type="string">
            <text:p>Ritesh Gupta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62:.H62])"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4SI24AD462</text:p>
          </table:table-cell>
          <table:table-cell office:value-type="string" calcext:value-type="string">
            <text:p>Shubham Kumar</text:p>
          </table:table-cell>
          <table:table-cell table:number-columns-repeated="5" office:value-type="float" office:value="73" calcext:value-type="float">
            <text:p>73</text:p>
          </table:table-cell>
          <table:table-cell table:formula="of:=SUM([.D63:.H63]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SI24AD463</text:p>
          </table:table-cell>
          <table:table-cell office:value-type="string" calcext:value-type="string">
            <text:p>Kanika Joshi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64:.H64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SI24AD464</text:p>
          </table:table-cell>
          <table:table-cell office:value-type="string" calcext:value-type="string">
            <text:p>Esha Reddy</text:p>
          </table:table-cell>
          <table:table-cell table:number-columns-repeated="5" office:value-type="float" office:value="73" calcext:value-type="float">
            <text:p>73</text:p>
          </table:table-cell>
          <table:table-cell table:formula="of:=SUM([.D65:.H65])"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4SI24AD465</text:p>
          </table:table-cell>
          <table:table-cell office:value-type="string" calcext:value-type="string">
            <text:p>Vikrant Kumar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66:.H66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SI24AD466</text:p>
          </table:table-cell>
          <table:table-cell office:value-type="string" calcext:value-type="string">
            <text:p>Payal Sharma</text:p>
          </table:table-cell>
          <table:table-cell table:number-columns-repeated="5" office:value-type="float" office:value="105" calcext:value-type="float">
            <text:p>105</text:p>
          </table:table-cell>
          <table:table-cell table:formula="of:=SUM([.D67:.H67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SI24AD467</text:p>
          </table:table-cell>
          <table:table-cell office:value-type="string" calcext:value-type="string">
            <text:p>Suraj Sethi</text:p>
          </table:table-cell>
          <table:table-cell table:number-columns-repeated="5" office:value-type="float" office:value="104" calcext:value-type="float">
            <text:p>104</text:p>
          </table:table-cell>
          <table:table-cell table:formula="of:=SUM([.D68:.H68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SI24AD468</text:p>
          </table:table-cell>
          <table:table-cell office:value-type="string" calcext:value-type="string">
            <text:p>Pritam Bhatia</text:p>
          </table:table-cell>
          <table:table-cell table:number-columns-repeated="5" office:value-type="float" office:value="57" calcext:value-type="float">
            <text:p>57</text:p>
          </table:table-cell>
          <table:table-cell table:formula="of:=SUM([.D69:.H69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SI24AD469</text:p>
          </table:table-cell>
          <table:table-cell office:value-type="string" calcext:value-type="string">
            <text:p>Snehal Joshi</text:p>
          </table:table-cell>
          <table:table-cell table:number-columns-repeated="5" office:value-type="float" office:value="70" calcext:value-type="float">
            <text:p>70</text:p>
          </table:table-cell>
          <table:table-cell table:formula="of:=SUM([.D70:.H70])"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SI24AD470</text:p>
          </table:table-cell>
          <table:table-cell office:value-type="string" calcext:value-type="string">
            <text:p>Vinita Agarwal</text:p>
          </table:table-cell>
          <table:table-cell table:number-columns-repeated="5" office:value-type="float" office:value="90" calcext:value-type="float">
            <text:p>90</text:p>
          </table:table-cell>
          <table:table-cell table:formula="of:=SUM([.D71:.H71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SI24AD471</text:p>
          </table:table-cell>
          <table:table-cell office:value-type="string" calcext:value-type="string">
            <text:p>Ishita Mehta</text:p>
          </table:table-cell>
          <table:table-cell table:number-columns-repeated="5" office:value-type="float" office:value="101" calcext:value-type="float">
            <text:p>101</text:p>
          </table:table-cell>
          <table:table-cell table:formula="of:=SUM([.D72:.H72])" office:value-type="float" office:value="505" calcext:value-type="float">
            <text:p>50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4SI24AD472</text:p>
          </table:table-cell>
          <table:table-cell office:value-type="string" calcext:value-type="string">
            <text:p>Shashank Singh</text:p>
          </table:table-cell>
          <table:table-cell table:number-columns-repeated="5" office:value-type="float" office:value="63" calcext:value-type="float">
            <text:p>63</text:p>
          </table:table-cell>
          <table:table-cell table:formula="of:=SUM([.D73:.H73])"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SI24AD473</text:p>
          </table:table-cell>
          <table:table-cell office:value-type="string" calcext:value-type="string">
            <text:p>Kritika Sharma</text:p>
          </table:table-cell>
          <table:table-cell table:number-columns-repeated="5" office:value-type="float" office:value="79" calcext:value-type="float">
            <text:p>79</text:p>
          </table:table-cell>
          <table:table-cell table:formula="of:=SUM([.D74:.H74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SI24AD474</text:p>
          </table:table-cell>
          <table:table-cell office:value-type="string" calcext:value-type="string">
            <text:p>Dinesh Patel</text:p>
          </table:table-cell>
          <table:table-cell table:number-columns-repeated="5" office:value-type="float" office:value="63" calcext:value-type="float">
            <text:p>63</text:p>
          </table:table-cell>
          <table:table-cell table:formula="of:=SUM([.D75:.H75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SI24AD475</text:p>
          </table:table-cell>
          <table:table-cell office:value-type="string" calcext:value-type="string">
            <text:p>Ruchi Jain</text:p>
          </table:table-cell>
          <table:table-cell table:number-columns-repeated="5" office:value-type="float" office:value="74" calcext:value-type="float">
            <text:p>74</text:p>
          </table:table-cell>
          <table:table-cell table:formula="of:=SUM([.D76:.H76])"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4SI24AD476</text:p>
          </table:table-cell>
          <table:table-cell office:value-type="string" calcext:value-type="string">
            <text:p>Raghavendra Nair</text:p>
          </table:table-cell>
          <table:table-cell table:number-columns-repeated="5" office:value-type="float" office:value="63" calcext:value-type="float">
            <text:p>63</text:p>
          </table:table-cell>
          <table:table-cell table:formula="of:=SUM([.D77:.H77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SI24AD477</text:p>
          </table:table-cell>
          <table:table-cell office:value-type="string" calcext:value-type="string">
            <text:p>Lisha Rao</text:p>
          </table:table-cell>
          <table:table-cell table:number-columns-repeated="5" office:value-type="float" office:value="74" calcext:value-type="float">
            <text:p>74</text:p>
          </table:table-cell>
          <table:table-cell table:formula="of:=SUM([.D78:.H78])"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4SI24AD478</text:p>
          </table:table-cell>
          <table:table-cell office:value-type="string" calcext:value-type="string">
            <text:p>Hemant Verma</text:p>
          </table:table-cell>
          <table:table-cell table:number-columns-repeated="5" office:value-type="float" office:value="63" calcext:value-type="float">
            <text:p>63</text:p>
          </table:table-cell>
          <table:table-cell table:formula="of:=SUM([.D79:.H79])"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4SI24AD479</text:p>
          </table:table-cell>
          <table:table-cell office:value-type="string" calcext:value-type="string">
            <text:p>Charulata Gupta</text:p>
          </table:table-cell>
          <table:table-cell table:number-columns-repeated="5" office:value-type="float" office:value="106" calcext:value-type="float">
            <text:p>106</text:p>
          </table:table-cell>
          <table:table-cell table:formula="of:=SUM([.D80:.H80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SI24AD480</text:p>
          </table:table-cell>
          <table:table-cell office:value-type="string" calcext:value-type="string">
            <text:p>Amrita Tiwari</text:p>
          </table:table-cell>
          <table:table-cell table:number-columns-repeated="5" office:value-type="float" office:value="105" calcext:value-type="float">
            <text:p>105</text:p>
          </table:table-cell>
          <table:table-cell table:formula="of:=SUM([.D81:.H81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SI24AD481</text:p>
          </table:table-cell>
          <table:table-cell office:value-type="string" calcext:value-type="string">
            <text:p>Nandita Singh</text:p>
          </table:table-cell>
          <table:table-cell table:number-columns-repeated="5" office:value-type="float" office:value="58" calcext:value-type="float">
            <text:p>58</text:p>
          </table:table-cell>
          <table:table-cell table:formula="of:=SUM([.D82:.H82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SI24AD482</text:p>
          </table:table-cell>
          <table:table-cell office:value-type="string" calcext:value-type="string">
            <text:p>Yash Joshi</text:p>
          </table:table-cell>
          <table:table-cell table:number-columns-repeated="5" office:value-type="float" office:value="71" calcext:value-type="float">
            <text:p>71</text:p>
          </table:table-cell>
          <table:table-cell table:formula="of:=SUM([.D83:.H83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SI24AD483</text:p>
          </table:table-cell>
          <table:table-cell office:value-type="string" calcext:value-type="string">
            <text:p>Kirti Sethi</text:p>
          </table:table-cell>
          <table:table-cell table:number-columns-repeated="5" office:value-type="float" office:value="91" calcext:value-type="float">
            <text:p>91</text:p>
          </table:table-cell>
          <table:table-cell table:formula="of:=SUM([.D84:.H84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SI24AD484</text:p>
          </table:table-cell>
          <table:table-cell office:value-type="string" calcext:value-type="string">
            <text:p>Rani Bansal</text:p>
          </table:table-cell>
          <table:table-cell table:number-columns-repeated="5" office:value-type="float" office:value="102" calcext:value-type="float">
            <text:p>102</text:p>
          </table:table-cell>
          <table:table-cell table:formula="of:=SUM([.D85:.H85])"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4SI24AD485</text:p>
          </table:table-cell>
          <table:table-cell office:value-type="string" calcext:value-type="string">
            <text:p>Adarsh Sharma</text:p>
          </table:table-cell>
          <table:table-cell table:number-columns-repeated="5" office:value-type="float" office:value="64" calcext:value-type="float">
            <text:p>64</text:p>
          </table:table-cell>
          <table:table-cell table:formula="of:=SUM([.D86:.H86])"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4SI24AD486</text:p>
          </table:table-cell>
          <table:table-cell office:value-type="string" calcext:value-type="string">
            <text:p>Malini Agarwal</text:p>
          </table:table-cell>
          <table:table-cell table:number-columns-repeated="5" office:value-type="float" office:value="80" calcext:value-type="float">
            <text:p>80</text:p>
          </table:table-cell>
          <table:table-cell table:formula="of:=SUM([.D87:.H87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SI24AD487</text:p>
          </table:table-cell>
          <table:table-cell office:value-type="string" calcext:value-type="string">
            <text:p>Prashant Nair</text:p>
          </table:table-cell>
          <table:table-cell table:number-columns-repeated="5" office:value-type="float" office:value="64" calcext:value-type="float">
            <text:p>64</text:p>
          </table:table-cell>
          <table:table-cell table:formula="of:=SUM([.D88:.H88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SI24AD488</text:p>
          </table:table-cell>
          <table:table-cell office:value-type="string" calcext:value-type="string">
            <text:p>Tanvi Verma</text:p>
          </table:table-cell>
          <table:table-cell table:number-columns-repeated="5" office:value-type="float" office:value="75" calcext:value-type="float">
            <text:p>75</text:p>
          </table:table-cell>
          <table:table-cell table:formula="of:=SUM([.D89:.H89]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SI24AD489</text:p>
          </table:table-cell>
          <table:table-cell office:value-type="string" calcext:value-type="string">
            <text:p>Sanjay Rao</text:p>
          </table:table-cell>
          <table:table-cell table:number-columns-repeated="5" office:value-type="float" office:value="64" calcext:value-type="float">
            <text:p>64</text:p>
          </table:table-cell>
          <table:table-cell table:formula="of:=SUM([.D90:.H90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SI24AD490</text:p>
          </table:table-cell>
          <table:table-cell office:value-type="string" calcext:value-type="string">
            <text:p>Chitra Mehta</text:p>
          </table:table-cell>
          <table:table-cell table:number-columns-repeated="5" office:value-type="float" office:value="75" calcext:value-type="float">
            <text:p>75</text:p>
          </table:table-cell>
          <table:table-cell table:formula="of:=SUM([.D91:.H91]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SI24AD491</text:p>
          </table:table-cell>
          <table:table-cell office:value-type="string" calcext:value-type="string">
            <text:p>Surbhi Joshi</text:p>
          </table:table-cell>
          <table:table-cell table:number-columns-repeated="5" office:value-type="float" office:value="64" calcext:value-type="float">
            <text:p>64</text:p>
          </table:table-cell>
          <table:table-cell table:formula="of:=SUM([.D92:.H92])"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4SI24AD492</text:p>
          </table:table-cell>
          <table:table-cell office:value-type="string" calcext:value-type="string">
            <text:p>Aashish Kumar</text:p>
          </table:table-cell>
          <table:table-cell table:number-columns-repeated="5" office:value-type="float" office:value="107" calcext:value-type="float">
            <text:p>107</text:p>
          </table:table-cell>
          <table:table-cell table:formula="of:=SUM([.D93:.H93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SI24AD493</text:p>
          </table:table-cell>
          <table:table-cell office:value-type="string" calcext:value-type="string">
            <text:p>Navya Singh</text:p>
          </table:table-cell>
          <table:table-cell table:number-columns-repeated="5" office:value-type="float" office:value="106" calcext:value-type="float">
            <text:p>106</text:p>
          </table:table-cell>
          <table:table-cell table:formula="of:=SUM([.D94:.H94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SI24AD494</text:p>
          </table:table-cell>
          <table:table-cell office:value-type="string" calcext:value-type="string">
            <text:p>Siddharth Jain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SUM([.D95:.H95])"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4SI24AD495</text:p>
          </table:table-cell>
          <table:table-cell office:value-type="string" calcext:value-type="string">
            <text:p>Aakriti Sharma</text:p>
          </table:table-cell>
          <table:table-cell table:number-columns-repeated="5" office:value-type="float" office:value="72" calcext:value-type="float">
            <text:p>72</text:p>
          </table:table-cell>
          <table:table-cell table:formula="of:=SUM([.D96:.H96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SI24AD496</text:p>
          </table:table-cell>
          <table:table-cell office:value-type="string" calcext:value-type="string">
            <text:p>Hardik Verma</text:p>
          </table:table-cell>
          <table:table-cell table:number-columns-repeated="5" office:value-type="float" office:value="92" calcext:value-type="float">
            <text:p>92</text:p>
          </table:table-cell>
          <table:table-cell table:formula="of:=SUM([.D97:.H97])"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4SI24AD497</text:p>
          </table:table-cell>
          <table:table-cell office:value-type="string" calcext:value-type="string">
            <text:p>Meenakshi Kapoor</text:p>
          </table:table-cell>
          <table:table-cell table:number-columns-repeated="5" office:value-type="float" office:value="103" calcext:value-type="float">
            <text:p>103</text:p>
          </table:table-cell>
          <table:table-cell table:formula="of:=SUM([.D98:.H98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SI24AD498</text:p>
          </table:table-cell>
          <table:table-cell office:value-type="string" calcext:value-type="string">
            <text:p>Nisha Patel</text:p>
          </table:table-cell>
          <table:table-cell table:number-columns-repeated="5" office:value-type="float" office:value="65" calcext:value-type="float">
            <text:p>65</text:p>
          </table:table-cell>
          <table:table-cell table:formula="of:=SUM([.D99:.H99])"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4SI24AD499</text:p>
          </table:table-cell>
          <table:table-cell office:value-type="string" calcext:value-type="string">
            <text:p>Devansh Reddy</text:p>
          </table:table-cell>
          <table:table-cell table:number-columns-repeated="5" office:value-type="float" office:value="81" calcext:value-type="float">
            <text:p>81</text:p>
          </table:table-cell>
          <table:table-cell table:formula="of:=SUM([.D100:.H100])"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4SI24AD500</text:p>
          </table:table-cell>
          <table:table-cell office:value-type="string" calcext:value-type="string">
            <text:p>Tanisha Bhatia</text:p>
          </table:table-cell>
          <table:table-cell table:number-columns-repeated="5" office:value-type="float" office:value="65" calcext:value-type="float">
            <text:p>65</text:p>
          </table:table-cell>
          <table:table-cell table:formula="of:=SUM([.D101:.H101])" office:value-type="float" office:value="325" calcext:value-type="float">
            <text:p>325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14"/>
        <table:table-column table:style-name="co1" table:default-cell-style-name="ce15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7" office:value-type="string" calcext:value-type="string">
            <text:p>SLNO</text:p>
          </table:table-cell>
          <table:table-cell table:style-name="ce7" office:value-type="string" calcext:value-type="string">
            <text:p>USN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YTHON</text:p>
          </table:table-cell>
          <table:table-cell table:style-name="ce7" office:value-type="string" calcext:value-type="string">
            <text:p>JAVA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++</text:p>
          </table:table-cell>
          <table:table-cell table:style-name="ce7" office:value-type="string" calcext:value-type="string">
            <text:p>OS</text:p>
          </table:table-cell>
          <table:table-cell table:style-name="Default"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etter Grade</text:p>
          </table:table-cell>
          <table:table-cell office:value-type="string" calcext:value-type="string">
            <text:p>Grade Po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SI24AD401</text:p>
          </table:table-cell>
          <table:table-cell office:value-type="string" calcext:value-type="string">
            <text:p>Aarav Sharma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formula="of:=SUM([.D2:.H2])" office:value-type="float" office:value="499" calcext:value-type="float">
            <text:p>499</text:p>
          </table:table-cell>
          <table:table-cell table:formula="of:=[.I2]/5" office:value-type="float" office:value="99.8" calcext:value-type="float">
            <text:p>99.8</text:p>
          </table:table-cell>
          <table:table-cell table:formula="of:=IF([.D2]&gt;=90; &quot;O&quot;; IF([.D2]&gt;=85; &quot;A+&quot;; IF([.D2]&gt;=80; &quot;A&quot;; IF([.D2]&gt;=75; &quot;B+&quot;; IF([.D2]&gt;=70; &quot;C&quot;;  IF([.D2]&gt;=50; &quot;P&quot;; IF([.D2]&gt;=45; &quot;F&quot;)))))))" office:value-type="string" office:string-value="O" calcext:value-type="string">
            <text:p>O</text:p>
          </table:table-cell>
          <table:table-cell table:formula="of:=IF([.D2]&gt;=90; &quot;9&quot;; IF([.D2]&gt;=85; &quot;8&quot;; IF([.D2]&gt;=80; &quot;7&quot;; IF([.D2]&gt;=75; &quot;7.5 &quot;; IF([.D2]&gt;=70; &quot;7&quot;;  IF([.D2]&gt;=50; &quot;6.5&quot;; IF([.D2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SI24AD402</text:p>
          </table:table-cell>
          <table:table-cell office:value-type="string" calcext:value-type="string">
            <text:p>Vivaan Gupta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formula="of:=SUM([.D3:.H3])" office:value-type="float" office:value="495" calcext:value-type="float">
            <text:p>495</text:p>
          </table:table-cell>
          <table:table-cell table:formula="of:=[.I3]/5" office:value-type="float" office:value="99" calcext:value-type="float">
            <text:p>99</text:p>
          </table:table-cell>
          <table:table-cell table:formula="of:=IF([.D3]&gt;=90; &quot;O&quot;; IF([.D3]&gt;=85; &quot;A+&quot;; IF([.D3]&gt;=80; &quot;A&quot;; IF([.D3]&gt;=75; &quot;B+&quot;; IF([.D3]&gt;=70; &quot;C&quot;;  IF([.D3]&gt;=50; &quot;P&quot;; IF([.D3]&gt;=45; &quot;F&quot;)))))))" office:value-type="string" office:string-value="O" calcext:value-type="string">
            <text:p>O</text:p>
          </table:table-cell>
          <table:table-cell table:formula="of:=IF([.D3]&gt;=90; &quot;9&quot;; IF([.D3]&gt;=85; &quot;8&quot;; IF([.D3]&gt;=80; &quot;7&quot;; IF([.D3]&gt;=75; &quot;7.5 &quot;; IF([.D3]&gt;=70; &quot;7&quot;;  IF([.D3]&gt;=50; &quot;6.5&quot;; IF([.D3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SI24AD403</text:p>
          </table:table-cell>
          <table:table-cell office:value-type="string" calcext:value-type="string">
            <text:p>Aditya Kumar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formula="of:=SUM([.D4:.H4])" office:value-type="float" office:value="260" calcext:value-type="float">
            <text:p>260</text:p>
          </table:table-cell>
          <table:table-cell table:formula="of:=[.I4]/5" office:value-type="float" office:value="52" calcext:value-type="float">
            <text:p>52</text:p>
          </table:table-cell>
          <table:table-cell table:formula="of:=IF([.D4]&gt;=90; &quot;O&quot;; IF([.D4]&gt;=85; &quot;A+&quot;; IF([.D4]&gt;=80; &quot;A&quot;; IF([.D4]&gt;=75; &quot;B+&quot;; IF([.D4]&gt;=70; &quot;C&quot;;  IF([.D4]&gt;=50; &quot;P&quot;; IF([.D4]&gt;=45; &quot;F&quot;)))))))" office:value-type="string" office:string-value="P" calcext:value-type="string">
            <text:p>P</text:p>
          </table:table-cell>
          <table:table-cell table:formula="of:=IF([.D4]&gt;=90; &quot;9&quot;; IF([.D4]&gt;=85; &quot;8&quot;; IF([.D4]&gt;=80; &quot;7&quot;; IF([.D4]&gt;=75; &quot;7.5 &quot;; IF([.D4]&gt;=70; &quot;7&quot;;  IF([.D4]&gt;=50; &quot;6.5&quot;; IF([.D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SI24AD404</text:p>
          </table:table-cell>
          <table:table-cell office:value-type="string" calcext:value-type="string">
            <text:p>Vihaan Singh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table:style-name="ce5" office:value-type="float" office:value="65" calcext:value-type="float">
            <text:p>65</text:p>
          </table:table-cell>
          <table:table-cell table:formula="of:=SUM([.D5:.H5])" office:value-type="float" office:value="325" calcext:value-type="float">
            <text:p>325</text:p>
          </table:table-cell>
          <table:table-cell table:formula="of:=[.I5]/5" office:value-type="float" office:value="65" calcext:value-type="float">
            <text:p>65</text:p>
          </table:table-cell>
          <table:table-cell table:formula="of:=IF([.D5]&gt;=90; &quot;O&quot;; IF([.D5]&gt;=85; &quot;A+&quot;; IF([.D5]&gt;=80; &quot;A&quot;; IF([.D5]&gt;=75; &quot;B+&quot;; IF([.D5]&gt;=70; &quot;C&quot;;  IF([.D5]&gt;=50; &quot;P&quot;; IF([.D5]&gt;=45; &quot;F&quot;)))))))" office:value-type="string" office:string-value="P" calcext:value-type="string">
            <text:p>P</text:p>
          </table:table-cell>
          <table:table-cell table:formula="of:=IF([.D5]&gt;=90; &quot;9&quot;; IF([.D5]&gt;=85; &quot;8&quot;; IF([.D5]&gt;=80; &quot;7&quot;; IF([.D5]&gt;=75; &quot;7.5 &quot;; IF([.D5]&gt;=70; &quot;7&quot;;  IF([.D5]&gt;=50; &quot;6.5&quot;; IF([.D5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SI24AD405</text:p>
          </table:table-cell>
          <table:table-cell office:value-type="string" calcext:value-type="string">
            <text:p>Arjun Reddy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table:style-name="ce5" office:value-type="float" office:value="85" calcext:value-type="float">
            <text:p>85</text:p>
          </table:table-cell>
          <table:table-cell table:formula="of:=SUM([.D6:.H6])" office:value-type="float" office:value="425" calcext:value-type="float">
            <text:p>425</text:p>
          </table:table-cell>
          <table:table-cell table:formula="of:=[.I6]/5" office:value-type="float" office:value="85" calcext:value-type="float">
            <text:p>85</text:p>
          </table:table-cell>
          <table:table-cell table:formula="of:=IF([.D6]&gt;=90; &quot;O&quot;; IF([.D6]&gt;=85; &quot;A+&quot;; IF([.D6]&gt;=80; &quot;A&quot;; IF([.D6]&gt;=75; &quot;B+&quot;; IF([.D6]&gt;=70; &quot;C&quot;;  IF([.D6]&gt;=50; &quot;P&quot;; IF([.D6]&gt;=45; &quot;F&quot;)))))))" office:value-type="string" office:string-value="A+" calcext:value-type="string">
            <text:p>A+</text:p>
          </table:table-cell>
          <table:table-cell table:formula="of:=IF([.D6]&gt;=90; &quot;9&quot;; IF([.D6]&gt;=85; &quot;8&quot;; IF([.D6]&gt;=80; &quot;7&quot;; IF([.D6]&gt;=75; &quot;7.5 &quot;; IF([.D6]&gt;=70; &quot;7&quot;;  IF([.D6]&gt;=50; &quot;6.5&quot;; IF([.D6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SI24AD406</text:p>
          </table:table-cell>
          <table:table-cell office:value-type="string" calcext:value-type="string">
            <text:p>Reyansh Joshi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formula="of:=SUM([.D7:.H7])" office:value-type="float" office:value="480" calcext:value-type="float">
            <text:p>480</text:p>
          </table:table-cell>
          <table:table-cell table:formula="of:=[.I7]/5" office:value-type="float" office:value="96" calcext:value-type="float">
            <text:p>96</text:p>
          </table:table-cell>
          <table:table-cell table:formula="of:=IF([.D7]&gt;=90; &quot;O&quot;; IF([.D7]&gt;=85; &quot;A+&quot;; IF([.D7]&gt;=80; &quot;A&quot;; IF([.D7]&gt;=75; &quot;B+&quot;; IF([.D7]&gt;=70; &quot;C&quot;;  IF([.D7]&gt;=50; &quot;P&quot;; IF([.D7]&gt;=45; &quot;F&quot;)))))))" office:value-type="string" office:string-value="O" calcext:value-type="string">
            <text:p>O</text:p>
          </table:table-cell>
          <table:table-cell table:formula="of:=IF([.D7]&gt;=90; &quot;9&quot;; IF([.D7]&gt;=85; &quot;8&quot;; IF([.D7]&gt;=80; &quot;7&quot;; IF([.D7]&gt;=75; &quot;7.5 &quot;; IF([.D7]&gt;=70; &quot;7&quot;;  IF([.D7]&gt;=50; &quot;6.5&quot;; IF([.D7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SI24AD407</text:p>
          </table:table-cell>
          <table:table-cell office:value-type="string" calcext:value-type="string">
            <text:p>Ayaan Mehta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2" table:style-name="ce5" office:value-type="float" office:value="58" calcext:value-type="float">
            <text:p>58</text:p>
          </table:table-cell>
          <table:table-cell table:formula="of:=SUM([.D8:.H8])" office:value-type="float" office:value="290" calcext:value-type="float">
            <text:p>290</text:p>
          </table:table-cell>
          <table:table-cell table:formula="of:=[.I8]/5" office:value-type="float" office:value="58" calcext:value-type="float">
            <text:p>58</text:p>
          </table:table-cell>
          <table:table-cell table:formula="of:=IF([.D8]&gt;=90; &quot;O&quot;; IF([.D8]&gt;=85; &quot;A+&quot;; IF([.D8]&gt;=80; &quot;A&quot;; IF([.D8]&gt;=75; &quot;B+&quot;; IF([.D8]&gt;=70; &quot;C&quot;;  IF([.D8]&gt;=50; &quot;P&quot;; IF([.D8]&gt;=45; &quot;F&quot;)))))))" office:value-type="string" office:string-value="P" calcext:value-type="string">
            <text:p>P</text:p>
          </table:table-cell>
          <table:table-cell table:formula="of:=IF([.D8]&gt;=90; &quot;9&quot;; IF([.D8]&gt;=85; &quot;8&quot;; IF([.D8]&gt;=80; &quot;7&quot;; IF([.D8]&gt;=75; &quot;7.5 &quot;; IF([.D8]&gt;=70; &quot;7&quot;;  IF([.D8]&gt;=50; &quot;6.5&quot;; IF([.D8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SI24AD408</text:p>
          </table:table-cell>
          <table:table-cell office:value-type="string" calcext:value-type="string">
            <text:p>Dhruv Patel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 table:style-name="ce5" office:value-type="float" office:value="74" calcext:value-type="float">
            <text:p>74</text:p>
          </table:table-cell>
          <table:table-cell table:formula="of:=SUM([.D9:.H9])" office:value-type="float" office:value="370" calcext:value-type="float">
            <text:p>370</text:p>
          </table:table-cell>
          <table:table-cell table:formula="of:=[.I9]/5" office:value-type="float" office:value="74" calcext:value-type="float">
            <text:p>74</text:p>
          </table:table-cell>
          <table:table-cell table:formula="of:=IF([.D9]&gt;=90; &quot;O&quot;; IF([.D9]&gt;=85; &quot;A+&quot;; IF([.D9]&gt;=80; &quot;A&quot;; IF([.D9]&gt;=75; &quot;B+&quot;; IF([.D9]&gt;=70; &quot;C&quot;;  IF([.D9]&gt;=50; &quot;P&quot;; IF([.D9]&gt;=45; &quot;F&quot;)))))))" office:value-type="string" office:string-value="C" calcext:value-type="string">
            <text:p>C</text:p>
          </table:table-cell>
          <table:table-cell table:formula="of:=IF([.D9]&gt;=90; &quot;9&quot;; IF([.D9]&gt;=85; &quot;8&quot;; IF([.D9]&gt;=80; &quot;7&quot;; IF([.D9]&gt;=75; &quot;7.5 &quot;; IF([.D9]&gt;=70; &quot;7&quot;;  IF([.D9]&gt;=50; &quot;6.5&quot;; IF([.D9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SI24AD409</text:p>
          </table:table-cell>
          <table:table-cell office:value-type="string" calcext:value-type="string">
            <text:p>Anaya Verma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2" table:style-name="ce5" office:value-type="float" office:value="58" calcext:value-type="float">
            <text:p>58</text:p>
          </table:table-cell>
          <table:table-cell table:formula="of:=SUM([.D10:.H10])" office:value-type="float" office:value="290" calcext:value-type="float">
            <text:p>290</text:p>
          </table:table-cell>
          <table:table-cell table:formula="of:=[.I10]/5" office:value-type="float" office:value="58" calcext:value-type="float">
            <text:p>58</text:p>
          </table:table-cell>
          <table:table-cell table:formula="of:=IF([.D10]&gt;=90; &quot;O&quot;; IF([.D10]&gt;=85; &quot;A+&quot;; IF([.D10]&gt;=80; &quot;A&quot;; IF([.D10]&gt;=75; &quot;B+&quot;; IF([.D10]&gt;=70; &quot;C&quot;;  IF([.D10]&gt;=50; &quot;P&quot;; IF([.D10]&gt;=45; &quot;F&quot;)))))))" office:value-type="string" office:string-value="P" calcext:value-type="string">
            <text:p>P</text:p>
          </table:table-cell>
          <table:table-cell table:formula="of:=IF([.D10]&gt;=90; &quot;9&quot;; IF([.D10]&gt;=85; &quot;8&quot;; IF([.D10]&gt;=80; &quot;7&quot;; IF([.D10]&gt;=75; &quot;7.5 &quot;; IF([.D10]&gt;=70; &quot;7&quot;;  IF([.D10]&gt;=50; &quot;6.5&quot;; IF([.D10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SI24AD410</text:p>
          </table:table-cell>
          <table:table-cell office:value-type="string" calcext:value-type="string">
            <text:p>Aarav Sharma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1" calcext:value-type="float">
            <text:p>101</text:p>
          </table:table-cell>
          <table:table-cell table:formula="of:=SUM([.D11:.H11])" office:value-type="float" office:value="342" calcext:value-type="float">
            <text:p>342</text:p>
          </table:table-cell>
          <table:table-cell table:formula="of:=[.I11]/5" office:value-type="float" office:value="68.4" calcext:value-type="float">
            <text:p>68.4</text:p>
          </table:table-cell>
          <table:table-cell table:formula="of:=IF([.D11]&gt;=90; &quot;O&quot;; IF([.D11]&gt;=85; &quot;A+&quot;; IF([.D11]&gt;=80; &quot;A&quot;; IF([.D11]&gt;=75; &quot;B+&quot;; IF([.D11]&gt;=70; &quot;C&quot;;  IF([.D11]&gt;=50; &quot;P&quot;; IF([.D11]&gt;=45; &quot;F&quot;)))))))" office:value-type="string" office:string-value="B+" calcext:value-type="string">
            <text:p>B+</text:p>
          </table:table-cell>
          <table:table-cell table:formula="of:=IF([.D11]&gt;=90; &quot;9&quot;; IF([.D11]&gt;=85; &quot;8&quot;; IF([.D11]&gt;=80; &quot;7&quot;; IF([.D11]&gt;=75; &quot;7.5 &quot;; IF([.D11]&gt;=70; &quot;7&quot;;  IF([.D11]&gt;=50; &quot;6.5&quot;; IF([.D11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SI24AD411</text:p>
          </table:table-cell>
          <table:table-cell office:value-type="string" calcext:value-type="string">
            <text:p>Vivaan Gupta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formula="of:=SUM([.D12:.H12])" office:value-type="float" office:value="500" calcext:value-type="float">
            <text:p>500</text:p>
          </table:table-cell>
          <table:table-cell table:formula="of:=[.I12]/5" office:value-type="float" office:value="100" calcext:value-type="float">
            <text:p>100</text:p>
          </table:table-cell>
          <table:table-cell table:formula="of:=IF([.D12]&gt;=90; &quot;O&quot;; IF([.D12]&gt;=85; &quot;A+&quot;; IF([.D12]&gt;=80; &quot;A&quot;; IF([.D12]&gt;=75; &quot;B+&quot;; IF([.D12]&gt;=70; &quot;C&quot;;  IF([.D12]&gt;=50; &quot;P&quot;; IF([.D12]&gt;=45; &quot;F&quot;)))))))" office:value-type="string" office:string-value="O" calcext:value-type="string">
            <text:p>O</text:p>
          </table:table-cell>
          <table:table-cell table:formula="of:=IF([.D12]&gt;=90; &quot;9&quot;; IF([.D12]&gt;=85; &quot;8&quot;; IF([.D12]&gt;=80; &quot;7&quot;; IF([.D12]&gt;=75; &quot;7.5 &quot;; IF([.D12]&gt;=70; &quot;7&quot;;  IF([.D12]&gt;=50; &quot;6.5&quot;; IF([.D12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SI24AD412</text:p>
          </table:table-cell>
          <table:table-cell office:value-type="string" calcext:value-type="string">
            <text:p>Aditya Kumar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formula="of:=SUM([.D13:.H13])" office:value-type="float" office:value="265" calcext:value-type="float">
            <text:p>265</text:p>
          </table:table-cell>
          <table:table-cell table:formula="of:=[.I13]/5" office:value-type="float" office:value="53" calcext:value-type="float">
            <text:p>53</text:p>
          </table:table-cell>
          <table:table-cell table:formula="of:=IF([.D13]&gt;=90; &quot;O&quot;; IF([.D13]&gt;=85; &quot;A+&quot;; IF([.D13]&gt;=80; &quot;A&quot;; IF([.D13]&gt;=75; &quot;B+&quot;; IF([.D13]&gt;=70; &quot;C&quot;;  IF([.D13]&gt;=50; &quot;P&quot;; IF([.D13]&gt;=45; &quot;F&quot;)))))))" office:value-type="string" office:string-value="P" calcext:value-type="string">
            <text:p>P</text:p>
          </table:table-cell>
          <table:table-cell table:formula="of:=IF([.D13]&gt;=90; &quot;9&quot;; IF([.D13]&gt;=85; &quot;8&quot;; IF([.D13]&gt;=80; &quot;7&quot;; IF([.D13]&gt;=75; &quot;7.5 &quot;; IF([.D13]&gt;=70; &quot;7&quot;;  IF([.D13]&gt;=50; &quot;6.5&quot;; IF([.D13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SI24AD413</text:p>
          </table:table-cell>
          <table:table-cell office:value-type="string" calcext:value-type="string">
            <text:p>Vihaan Singh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2" table:style-name="ce5" office:value-type="float" office:value="66" calcext:value-type="float">
            <text:p>66</text:p>
          </table:table-cell>
          <table:table-cell table:formula="of:=SUM([.D14:.H14])" office:value-type="float" office:value="330" calcext:value-type="float">
            <text:p>330</text:p>
          </table:table-cell>
          <table:table-cell table:formula="of:=[.I14]/5" office:value-type="float" office:value="66" calcext:value-type="float">
            <text:p>66</text:p>
          </table:table-cell>
          <table:table-cell table:formula="of:=IF([.D14]&gt;=90; &quot;O&quot;; IF([.D14]&gt;=85; &quot;A+&quot;; IF([.D14]&gt;=80; &quot;A&quot;; IF([.D14]&gt;=75; &quot;B+&quot;; IF([.D14]&gt;=70; &quot;C&quot;;  IF([.D14]&gt;=50; &quot;P&quot;; IF([.D14]&gt;=45; &quot;F&quot;)))))))" office:value-type="string" office:string-value="P" calcext:value-type="string">
            <text:p>P</text:p>
          </table:table-cell>
          <table:table-cell table:formula="of:=IF([.D14]&gt;=90; &quot;9&quot;; IF([.D14]&gt;=85; &quot;8&quot;; IF([.D14]&gt;=80; &quot;7&quot;; IF([.D14]&gt;=75; &quot;7.5 &quot;; IF([.D14]&gt;=70; &quot;7&quot;;  IF([.D14]&gt;=50; &quot;6.5&quot;; IF([.D1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SI24AD414</text:p>
          </table:table-cell>
          <table:table-cell office:value-type="string" calcext:value-type="string">
            <text:p>Arjun Reddy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table:style-name="ce5" office:value-type="float" office:value="86" calcext:value-type="float">
            <text:p>86</text:p>
          </table:table-cell>
          <table:table-cell table:formula="of:=SUM([.D15:.H15])" office:value-type="float" office:value="430" calcext:value-type="float">
            <text:p>430</text:p>
          </table:table-cell>
          <table:table-cell table:formula="of:=[.I15]/5" office:value-type="float" office:value="86" calcext:value-type="float">
            <text:p>86</text:p>
          </table:table-cell>
          <table:table-cell table:formula="of:=IF([.D15]&gt;=90; &quot;O&quot;; IF([.D15]&gt;=85; &quot;A+&quot;; IF([.D15]&gt;=80; &quot;A&quot;; IF([.D15]&gt;=75; &quot;B+&quot;; IF([.D15]&gt;=70; &quot;C&quot;;  IF([.D15]&gt;=50; &quot;P&quot;; IF([.D15]&gt;=45; &quot;F&quot;)))))))" office:value-type="string" office:string-value="A+" calcext:value-type="string">
            <text:p>A+</text:p>
          </table:table-cell>
          <table:table-cell table:formula="of:=IF([.D15]&gt;=90; &quot;9&quot;; IF([.D15]&gt;=85; &quot;8&quot;; IF([.D15]&gt;=80; &quot;7&quot;; IF([.D15]&gt;=75; &quot;7.5 &quot;; IF([.D15]&gt;=70; &quot;7&quot;;  IF([.D15]&gt;=50; &quot;6.5&quot;; IF([.D15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SI24AD415</text:p>
          </table:table-cell>
          <table:table-cell office:value-type="string" calcext:value-type="string">
            <text:p>Reyansh Joshi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2" table:style-name="ce5" office:value-type="float" office:value="97" calcext:value-type="float">
            <text:p>97</text:p>
          </table:table-cell>
          <table:table-cell table:formula="of:=SUM([.D16:.H16])" office:value-type="float" office:value="485" calcext:value-type="float">
            <text:p>485</text:p>
          </table:table-cell>
          <table:table-cell table:formula="of:=[.I16]/5" office:value-type="float" office:value="97" calcext:value-type="float">
            <text:p>97</text:p>
          </table:table-cell>
          <table:table-cell table:formula="of:=IF([.D16]&gt;=90; &quot;O&quot;; IF([.D16]&gt;=85; &quot;A+&quot;; IF([.D16]&gt;=80; &quot;A&quot;; IF([.D16]&gt;=75; &quot;B+&quot;; IF([.D16]&gt;=70; &quot;C&quot;;  IF([.D16]&gt;=50; &quot;P&quot;; IF([.D16]&gt;=45; &quot;F&quot;)))))))" office:value-type="string" office:string-value="O" calcext:value-type="string">
            <text:p>O</text:p>
          </table:table-cell>
          <table:table-cell table:formula="of:=IF([.D16]&gt;=90; &quot;9&quot;; IF([.D16]&gt;=85; &quot;8&quot;; IF([.D16]&gt;=80; &quot;7&quot;; IF([.D16]&gt;=75; &quot;7.5 &quot;; IF([.D16]&gt;=70; &quot;7&quot;;  IF([.D16]&gt;=50; &quot;6.5&quot;; IF([.D16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SI24AD416</text:p>
          </table:table-cell>
          <table:table-cell office:value-type="string" calcext:value-type="string">
            <text:p>Ayaan Mehta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formula="of:=SUM([.D17:.H17])" office:value-type="float" office:value="295" calcext:value-type="float">
            <text:p>295</text:p>
          </table:table-cell>
          <table:table-cell table:formula="of:=[.I17]/5" office:value-type="float" office:value="59" calcext:value-type="float">
            <text:p>59</text:p>
          </table:table-cell>
          <table:table-cell table:formula="of:=IF([.D17]&gt;=90; &quot;O&quot;; IF([.D17]&gt;=85; &quot;A+&quot;; IF([.D17]&gt;=80; &quot;A&quot;; IF([.D17]&gt;=75; &quot;B+&quot;; IF([.D17]&gt;=70; &quot;C&quot;;  IF([.D17]&gt;=50; &quot;P&quot;; IF([.D17]&gt;=45; &quot;F&quot;)))))))" office:value-type="string" office:string-value="P" calcext:value-type="string">
            <text:p>P</text:p>
          </table:table-cell>
          <table:table-cell table:formula="of:=IF([.D17]&gt;=90; &quot;9&quot;; IF([.D17]&gt;=85; &quot;8&quot;; IF([.D17]&gt;=80; &quot;7&quot;; IF([.D17]&gt;=75; &quot;7.5 &quot;; IF([.D17]&gt;=70; &quot;7&quot;;  IF([.D17]&gt;=50; &quot;6.5&quot;; IF([.D17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SI24AD417</text:p>
          </table:table-cell>
          <table:table-cell office:value-type="string" calcext:value-type="string">
            <text:p>Aarav Sharma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5" calcext:value-type="float">
            <text:p>75</text:p>
          </table:table-cell>
          <table:table-cell table:formula="of:=SUM([.D18:.H18])" office:value-type="float" office:value="374" calcext:value-type="float">
            <text:p>374</text:p>
          </table:table-cell>
          <table:table-cell table:formula="of:=[.I18]/5" office:value-type="float" office:value="74.8" calcext:value-type="float">
            <text:p>74.8</text:p>
          </table:table-cell>
          <table:table-cell table:formula="of:=IF([.D18]&gt;=90; &quot;O&quot;; IF([.D18]&gt;=85; &quot;A+&quot;; IF([.D18]&gt;=80; &quot;A&quot;; IF([.D18]&gt;=75; &quot;B+&quot;; IF([.D18]&gt;=70; &quot;C&quot;;  IF([.D18]&gt;=50; &quot;P&quot;; IF([.D18]&gt;=45; &quot;F&quot;)))))))" office:value-type="string" office:string-value="B+" calcext:value-type="string">
            <text:p>B+</text:p>
          </table:table-cell>
          <table:table-cell table:formula="of:=IF([.D18]&gt;=90; &quot;9&quot;; IF([.D18]&gt;=85; &quot;8&quot;; IF([.D18]&gt;=80; &quot;7&quot;; IF([.D18]&gt;=75; &quot;7.5 &quot;; IF([.D18]&gt;=70; &quot;7&quot;;  IF([.D18]&gt;=50; &quot;6.5&quot;; IF([.D18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SI24AD418</text:p>
          </table:table-cell>
          <table:table-cell office:value-type="string" calcext:value-type="string">
            <text:p>Arjun Reddy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7" calcext:value-type="float">
            <text:p>67</text:p>
          </table:table-cell>
          <table:table-cell table:formula="of:=SUM([.D19:.H19])" office:value-type="float" office:value="364" calcext:value-type="float">
            <text:p>364</text:p>
          </table:table-cell>
          <table:table-cell table:formula="of:=[.I19]/5" office:value-type="float" office:value="72.8" calcext:value-type="float">
            <text:p>72.8</text:p>
          </table:table-cell>
          <table:table-cell table:formula="of:=IF([.D19]&gt;=90; &quot;O&quot;; IF([.D19]&gt;=85; &quot;A+&quot;; IF([.D19]&gt;=80; &quot;A&quot;; IF([.D19]&gt;=75; &quot;B+&quot;; IF([.D19]&gt;=70; &quot;C&quot;;  IF([.D19]&gt;=50; &quot;P&quot;; IF([.D19]&gt;=45; &quot;F&quot;)))))))" office:value-type="string" office:string-value="B+" calcext:value-type="string">
            <text:p>B+</text:p>
          </table:table-cell>
          <table:table-cell table:formula="of:=IF([.D19]&gt;=90; &quot;9&quot;; IF([.D19]&gt;=85; &quot;8&quot;; IF([.D19]&gt;=80; &quot;7&quot;; IF([.D19]&gt;=75; &quot;7.5 &quot;; IF([.D19]&gt;=70; &quot;7&quot;;  IF([.D19]&gt;=50; &quot;6.5&quot;; IF([.D1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SI24AD419</text:p>
          </table:table-cell>
          <table:table-cell office:value-type="string" calcext:value-type="string">
            <text:p>Reyansh Joshi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87" calcext:value-type="float">
            <text:p>87</text:p>
          </table:table-cell>
          <table:table-cell table:formula="of:=SUM([.D20:.H20])" office:value-type="float" office:value="436" calcext:value-type="float">
            <text:p>436</text:p>
          </table:table-cell>
          <table:table-cell table:formula="of:=[.I20]/5" office:value-type="float" office:value="87.2" calcext:value-type="float">
            <text:p>87.2</text:p>
          </table:table-cell>
          <table:table-cell table:formula="of:=IF([.D20]&gt;=90; &quot;O&quot;; IF([.D20]&gt;=85; &quot;A+&quot;; IF([.D20]&gt;=80; &quot;A&quot;; IF([.D20]&gt;=75; &quot;B+&quot;; IF([.D20]&gt;=70; &quot;C&quot;;  IF([.D20]&gt;=50; &quot;P&quot;; IF([.D20]&gt;=45; &quot;F&quot;)))))))" office:value-type="string" office:string-value="B+" calcext:value-type="string">
            <text:p>B+</text:p>
          </table:table-cell>
          <table:table-cell table:formula="of:=IF([.D20]&gt;=90; &quot;9&quot;; IF([.D20]&gt;=85; &quot;8&quot;; IF([.D20]&gt;=80; &quot;7&quot;; IF([.D20]&gt;=75; &quot;7.5 &quot;; IF([.D20]&gt;=70; &quot;7&quot;;  IF([.D20]&gt;=50; &quot;6.5&quot;; IF([.D20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SI24AD420</text:p>
          </table:table-cell>
          <table:table-cell office:value-type="string" calcext:value-type="string">
            <text:p>Ayaan Mehta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8" calcext:value-type="float">
            <text:p>8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8" calcext:value-type="float">
            <text:p>98</text:p>
          </table:table-cell>
          <table:table-cell table:formula="of:=SUM([.D21:.H21])" office:value-type="float" office:value="412" calcext:value-type="float">
            <text:p>412</text:p>
          </table:table-cell>
          <table:table-cell table:formula="of:=[.I21]/5" office:value-type="float" office:value="82.4" calcext:value-type="float">
            <text:p>82.4</text:p>
          </table:table-cell>
          <table:table-cell table:formula="of:=IF([.D21]&gt;=90; &quot;O&quot;; IF([.D21]&gt;=85; &quot;A+&quot;; IF([.D21]&gt;=80; &quot;A&quot;; IF([.D21]&gt;=75; &quot;B+&quot;; IF([.D21]&gt;=70; &quot;C&quot;;  IF([.D21]&gt;=50; &quot;P&quot;; IF([.D21]&gt;=45; &quot;F&quot;)))))))" office:value-type="string" office:string-value="B+" calcext:value-type="string">
            <text:p>B+</text:p>
          </table:table-cell>
          <table:table-cell table:formula="of:=IF([.D21]&gt;=90; &quot;9&quot;; IF([.D21]&gt;=85; &quot;8&quot;; IF([.D21]&gt;=80; &quot;7&quot;; IF([.D21]&gt;=75; &quot;7.5 &quot;; IF([.D21]&gt;=70; &quot;7&quot;;  IF([.D21]&gt;=50; &quot;6.5&quot;; IF([.D21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SI24AD421</text:p>
          </table:table-cell>
          <table:table-cell office:value-type="string" calcext:value-type="string">
            <text:p>Aarav Sharma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89" calcext:value-type="float">
            <text:p>89</text:p>
          </table:table-cell>
          <table:table-cell table:formula="of:=SUM([.D22:.H22])" office:value-type="float" office:value="435" calcext:value-type="float">
            <text:p>435</text:p>
          </table:table-cell>
          <table:table-cell table:formula="of:=[.I22]/5" office:value-type="float" office:value="87" calcext:value-type="float">
            <text:p>87</text:p>
          </table:table-cell>
          <table:table-cell table:formula="of:=IF([.D22]&gt;=90; &quot;O&quot;; IF([.D22]&gt;=85; &quot;A+&quot;; IF([.D22]&gt;=80; &quot;A&quot;; IF([.D22]&gt;=75; &quot;B+&quot;; IF([.D22]&gt;=70; &quot;C&quot;;  IF([.D22]&gt;=50; &quot;P&quot;; IF([.D22]&gt;=45; &quot;F&quot;)))))))" office:value-type="string" office:string-value="B+" calcext:value-type="string">
            <text:p>B+</text:p>
          </table:table-cell>
          <table:table-cell table:formula="of:=IF([.D22]&gt;=90; &quot;9&quot;; IF([.D22]&gt;=85; &quot;8&quot;; IF([.D22]&gt;=80; &quot;7&quot;; IF([.D22]&gt;=75; &quot;7.5 &quot;; IF([.D22]&gt;=70; &quot;7&quot;;  IF([.D22]&gt;=50; &quot;6.5&quot;; IF([.D22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SI24AD422</text:p>
          </table:table-cell>
          <table:table-cell office:value-type="string" calcext:value-type="string">
            <text:p>Vivaan Gupta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formula="of:=SUM([.D23:.H23])" office:value-type="float" office:value="440" calcext:value-type="float">
            <text:p>440</text:p>
          </table:table-cell>
          <table:table-cell table:formula="of:=[.I23]/5" office:value-type="float" office:value="88" calcext:value-type="float">
            <text:p>88</text:p>
          </table:table-cell>
          <table:table-cell table:formula="of:=IF([.D23]&gt;=90; &quot;O&quot;; IF([.D23]&gt;=85; &quot;A+&quot;; IF([.D23]&gt;=80; &quot;A&quot;; IF([.D23]&gt;=75; &quot;B+&quot;; IF([.D23]&gt;=70; &quot;C&quot;;  IF([.D23]&gt;=50; &quot;P&quot;; IF([.D23]&gt;=45; &quot;F&quot;)))))))" office:value-type="string" office:string-value="A" calcext:value-type="string">
            <text:p>A</text:p>
          </table:table-cell>
          <table:table-cell table:formula="of:=IF([.D23]&gt;=90; &quot;9&quot;; IF([.D23]&gt;=85; &quot;8&quot;; IF([.D23]&gt;=80; &quot;7&quot;; IF([.D23]&gt;=75; &quot;7.5 &quot;; IF([.D23]&gt;=70; &quot;7&quot;;  IF([.D23]&gt;=50; &quot;6.5&quot;; IF([.D23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SI24AD423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3" calcext:value-type="float">
            <text:p>53</text:p>
          </table:table-cell>
          <table:table-cell table:formula="of:=SUM([.D24:.H24])" office:value-type="float" office:value="265" calcext:value-type="float">
            <text:p>265</text:p>
          </table:table-cell>
          <table:table-cell table:formula="of:=[.I24]/5" office:value-type="float" office:value="53" calcext:value-type="float">
            <text:p>53</text:p>
          </table:table-cell>
          <table:table-cell table:formula="of:=IF([.D24]&gt;=90; &quot;O&quot;; IF([.D24]&gt;=85; &quot;A+&quot;; IF([.D24]&gt;=80; &quot;A&quot;; IF([.D24]&gt;=75; &quot;B+&quot;; IF([.D24]&gt;=70; &quot;C&quot;;  IF([.D24]&gt;=50; &quot;P&quot;; IF([.D24]&gt;=45; &quot;F&quot;)))))))" office:value-type="string" office:string-value="P" calcext:value-type="string">
            <text:p>P</text:p>
          </table:table-cell>
          <table:table-cell table:formula="of:=IF([.D24]&gt;=90; &quot;9&quot;; IF([.D24]&gt;=85; &quot;8&quot;; IF([.D24]&gt;=80; &quot;7&quot;; IF([.D24]&gt;=75; &quot;7.5 &quot;; IF([.D24]&gt;=70; &quot;7&quot;;  IF([.D24]&gt;=50; &quot;6.5&quot;; IF([.D2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SI24AD424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6" calcext:value-type="float">
            <text:p>66</text:p>
          </table:table-cell>
          <table:table-cell table:formula="of:=SUM([.D25:.H25])" office:value-type="float" office:value="330" calcext:value-type="float">
            <text:p>330</text:p>
          </table:table-cell>
          <table:table-cell table:formula="of:=[.I25]/5" office:value-type="float" office:value="66" calcext:value-type="float">
            <text:p>66</text:p>
          </table:table-cell>
          <table:table-cell table:formula="of:=IF([.D25]&gt;=90; &quot;O&quot;; IF([.D25]&gt;=85; &quot;A+&quot;; IF([.D25]&gt;=80; &quot;A&quot;; IF([.D25]&gt;=75; &quot;B+&quot;; IF([.D25]&gt;=70; &quot;C&quot;;  IF([.D25]&gt;=50; &quot;P&quot;; IF([.D25]&gt;=45; &quot;F&quot;)))))))" office:value-type="string" office:string-value="P" calcext:value-type="string">
            <text:p>P</text:p>
          </table:table-cell>
          <table:table-cell table:formula="of:=IF([.D25]&gt;=90; &quot;9&quot;; IF([.D25]&gt;=85; &quot;8&quot;; IF([.D25]&gt;=80; &quot;7&quot;; IF([.D25]&gt;=75; &quot;7.5 &quot;; IF([.D25]&gt;=70; &quot;7&quot;;  IF([.D25]&gt;=50; &quot;6.5&quot;; IF([.D25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SI24AD425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6" calcext:value-type="float">
            <text:p>86</text:p>
          </table:table-cell>
          <table:table-cell table:formula="of:=SUM([.D26:.H26])" office:value-type="float" office:value="430" calcext:value-type="float">
            <text:p>430</text:p>
          </table:table-cell>
          <table:table-cell table:formula="of:=[.I26]/5" office:value-type="float" office:value="86" calcext:value-type="float">
            <text:p>86</text:p>
          </table:table-cell>
          <table:table-cell table:formula="of:=IF([.D26]&gt;=90; &quot;O&quot;; IF([.D26]&gt;=85; &quot;A+&quot;; IF([.D26]&gt;=80; &quot;A&quot;; IF([.D26]&gt;=75; &quot;B+&quot;; IF([.D26]&gt;=70; &quot;C&quot;;  IF([.D26]&gt;=50; &quot;P&quot;; IF([.D26]&gt;=45; &quot;F&quot;)))))))" office:value-type="string" office:string-value="A+" calcext:value-type="string">
            <text:p>A+</text:p>
          </table:table-cell>
          <table:table-cell table:formula="of:=IF([.D26]&gt;=90; &quot;9&quot;; IF([.D26]&gt;=85; &quot;8&quot;; IF([.D26]&gt;=80; &quot;7&quot;; IF([.D26]&gt;=75; &quot;7.5 &quot;; IF([.D26]&gt;=70; &quot;7&quot;;  IF([.D26]&gt;=50; &quot;6.5&quot;; IF([.D26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SI24AD426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97" calcext:value-type="float">
            <text:p>97</text:p>
          </table:table-cell>
          <table:table-cell table:formula="of:=SUM([.D27:.H27])" office:value-type="float" office:value="485" calcext:value-type="float">
            <text:p>485</text:p>
          </table:table-cell>
          <table:table-cell table:formula="of:=[.I27]/5" office:value-type="float" office:value="97" calcext:value-type="float">
            <text:p>97</text:p>
          </table:table-cell>
          <table:table-cell table:formula="of:=IF([.D27]&gt;=90; &quot;O&quot;; IF([.D27]&gt;=85; &quot;A+&quot;; IF([.D27]&gt;=80; &quot;A&quot;; IF([.D27]&gt;=75; &quot;B+&quot;; IF([.D27]&gt;=70; &quot;C&quot;;  IF([.D27]&gt;=50; &quot;P&quot;; IF([.D27]&gt;=45; &quot;F&quot;)))))))" office:value-type="string" office:string-value="O" calcext:value-type="string">
            <text:p>O</text:p>
          </table:table-cell>
          <table:table-cell table:formula="of:=IF([.D27]&gt;=90; &quot;9&quot;; IF([.D27]&gt;=85; &quot;8&quot;; IF([.D27]&gt;=80; &quot;7&quot;; IF([.D27]&gt;=75; &quot;7.5 &quot;; IF([.D27]&gt;=70; &quot;7&quot;;  IF([.D27]&gt;=50; &quot;6.5&quot;; IF([.D27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SI24AD427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59" calcext:value-type="float">
            <text:p>59</text:p>
          </table:table-cell>
          <table:table-cell table:formula="of:=SUM([.D28:.H28])" office:value-type="float" office:value="295" calcext:value-type="float">
            <text:p>295</text:p>
          </table:table-cell>
          <table:table-cell table:formula="of:=[.I28]/5" office:value-type="float" office:value="59" calcext:value-type="float">
            <text:p>59</text:p>
          </table:table-cell>
          <table:table-cell table:formula="of:=IF([.D28]&gt;=90; &quot;O&quot;; IF([.D28]&gt;=85; &quot;A+&quot;; IF([.D28]&gt;=80; &quot;A&quot;; IF([.D28]&gt;=75; &quot;B+&quot;; IF([.D28]&gt;=70; &quot;C&quot;;  IF([.D28]&gt;=50; &quot;P&quot;; IF([.D28]&gt;=45; &quot;F&quot;)))))))" office:value-type="string" office:string-value="P" calcext:value-type="string">
            <text:p>P</text:p>
          </table:table-cell>
          <table:table-cell table:formula="of:=IF([.D28]&gt;=90; &quot;9&quot;; IF([.D28]&gt;=85; &quot;8&quot;; IF([.D28]&gt;=80; &quot;7&quot;; IF([.D28]&gt;=75; &quot;7.5 &quot;; IF([.D28]&gt;=70; &quot;7&quot;;  IF([.D28]&gt;=50; &quot;6.5&quot;; IF([.D28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SI24AD428</text:p>
          </table:table-cell>
          <table:table-cell office:value-type="string" calcext:value-type="string">
            <text:p>Dhruv Patel</text:p>
          </table:table-cell>
          <table:table-cell table:number-columns-repeated="5" office:value-type="float" office:value="75" calcext:value-type="float">
            <text:p>75</text:p>
          </table:table-cell>
          <table:table-cell table:formula="of:=SUM([.D29:.H29])" office:value-type="float" office:value="375" calcext:value-type="float">
            <text:p>375</text:p>
          </table:table-cell>
          <table:table-cell table:formula="of:=[.I29]/5" office:value-type="float" office:value="75" calcext:value-type="float">
            <text:p>75</text:p>
          </table:table-cell>
          <table:table-cell table:formula="of:=IF([.D29]&gt;=90; &quot;O&quot;; IF([.D29]&gt;=85; &quot;A+&quot;; IF([.D29]&gt;=80; &quot;A&quot;; IF([.D29]&gt;=75; &quot;B+&quot;; IF([.D29]&gt;=70; &quot;C&quot;;  IF([.D29]&gt;=50; &quot;P&quot;; IF([.D29]&gt;=45; &quot;F&quot;)))))))" office:value-type="string" office:string-value="B+" calcext:value-type="string">
            <text:p>B+</text:p>
          </table:table-cell>
          <table:table-cell table:formula="of:=IF([.D29]&gt;=90; &quot;9&quot;; IF([.D29]&gt;=85; &quot;8&quot;; IF([.D29]&gt;=80; &quot;7&quot;; IF([.D29]&gt;=75; &quot;7.5 &quot;; IF([.D29]&gt;=70; &quot;7&quot;;  IF([.D29]&gt;=50; &quot;6.5&quot;; IF([.D2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SI24AD429</text:p>
          </table:table-cell>
          <table:table-cell office:value-type="string" calcext:value-type="string">
            <text:p>Anaya Verma</text:p>
          </table:table-cell>
          <table:table-cell table:number-columns-repeated="5" office:value-type="float" office:value="76" calcext:value-type="float">
            <text:p>76</text:p>
          </table:table-cell>
          <table:table-cell table:formula="of:=SUM([.D30:.H30])" office:value-type="float" office:value="380" calcext:value-type="float">
            <text:p>380</text:p>
          </table:table-cell>
          <table:table-cell table:formula="of:=[.I30]/5" office:value-type="float" office:value="76" calcext:value-type="float">
            <text:p>76</text:p>
          </table:table-cell>
          <table:table-cell table:formula="of:=IF([.D30]&gt;=90; &quot;O&quot;; IF([.D30]&gt;=85; &quot;A+&quot;; IF([.D30]&gt;=80; &quot;A&quot;; IF([.D30]&gt;=75; &quot;B+&quot;; IF([.D30]&gt;=70; &quot;C&quot;;  IF([.D30]&gt;=50; &quot;P&quot;; IF([.D30]&gt;=45; &quot;F&quot;)))))))" office:value-type="string" office:string-value="B+" calcext:value-type="string">
            <text:p>B+</text:p>
          </table:table-cell>
          <table:table-cell table:formula="of:=IF([.D30]&gt;=90; &quot;9&quot;; IF([.D30]&gt;=85; &quot;8&quot;; IF([.D30]&gt;=80; &quot;7&quot;; IF([.D30]&gt;=75; &quot;7.5 &quot;; IF([.D30]&gt;=70; &quot;7&quot;;  IF([.D30]&gt;=50; &quot;6.5&quot;; IF([.D30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SI24AD430</text:p>
          </table:table-cell>
          <table:table-cell office:value-type="string" calcext:value-type="string">
            <text:p>Aarav Sharma</text:p>
          </table:table-cell>
          <table:table-cell table:number-columns-repeated="5" office:value-type="float" office:value="77" calcext:value-type="float">
            <text:p>77</text:p>
          </table:table-cell>
          <table:table-cell table:formula="of:=SUM([.D31:.H31])" office:value-type="float" office:value="385" calcext:value-type="float">
            <text:p>385</text:p>
          </table:table-cell>
          <table:table-cell table:formula="of:=[.I31]/5" office:value-type="float" office:value="77" calcext:value-type="float">
            <text:p>77</text:p>
          </table:table-cell>
          <table:table-cell table:formula="of:=IF([.D31]&gt;=90; &quot;O&quot;; IF([.D31]&gt;=85; &quot;A+&quot;; IF([.D31]&gt;=80; &quot;A&quot;; IF([.D31]&gt;=75; &quot;B+&quot;; IF([.D31]&gt;=70; &quot;C&quot;;  IF([.D31]&gt;=50; &quot;P&quot;; IF([.D31]&gt;=45; &quot;F&quot;)))))))" office:value-type="string" office:string-value="B+" calcext:value-type="string">
            <text:p>B+</text:p>
          </table:table-cell>
          <table:table-cell table:formula="of:=IF([.D31]&gt;=90; &quot;9&quot;; IF([.D31]&gt;=85; &quot;8&quot;; IF([.D31]&gt;=80; &quot;7&quot;; IF([.D31]&gt;=75; &quot;7.5 &quot;; IF([.D31]&gt;=70; &quot;7&quot;;  IF([.D31]&gt;=50; &quot;6.5&quot;; IF([.D31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SI24AD431</text:p>
          </table:table-cell>
          <table:table-cell office:value-type="string" calcext:value-type="string">
            <text:p>Vivaan Gupta</text:p>
          </table:table-cell>
          <table:table-cell table:number-columns-repeated="5" office:value-type="float" office:value="78" calcext:value-type="float">
            <text:p>78</text:p>
          </table:table-cell>
          <table:table-cell table:formula="of:=SUM([.D32:.H32])" office:value-type="float" office:value="390" calcext:value-type="float">
            <text:p>390</text:p>
          </table:table-cell>
          <table:table-cell table:formula="of:=[.I32]/5" office:value-type="float" office:value="78" calcext:value-type="float">
            <text:p>78</text:p>
          </table:table-cell>
          <table:table-cell table:formula="of:=IF([.D32]&gt;=90; &quot;O&quot;; IF([.D32]&gt;=85; &quot;A+&quot;; IF([.D32]&gt;=80; &quot;A&quot;; IF([.D32]&gt;=75; &quot;B+&quot;; IF([.D32]&gt;=70; &quot;C&quot;;  IF([.D32]&gt;=50; &quot;P&quot;; IF([.D32]&gt;=45; &quot;F&quot;)))))))" office:value-type="string" office:string-value="B+" calcext:value-type="string">
            <text:p>B+</text:p>
          </table:table-cell>
          <table:table-cell table:formula="of:=IF([.D32]&gt;=90; &quot;9&quot;; IF([.D32]&gt;=85; &quot;8&quot;; IF([.D32]&gt;=80; &quot;7&quot;; IF([.D32]&gt;=75; &quot;7.5 &quot;; IF([.D32]&gt;=70; &quot;7&quot;;  IF([.D32]&gt;=50; &quot;6.5&quot;; IF([.D32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SI24AD432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4" calcext:value-type="float">
            <text:p>54</text:p>
          </table:table-cell>
          <table:table-cell table:formula="of:=SUM([.D33:.H33])" office:value-type="float" office:value="270" calcext:value-type="float">
            <text:p>270</text:p>
          </table:table-cell>
          <table:table-cell table:formula="of:=[.I33]/5" office:value-type="float" office:value="54" calcext:value-type="float">
            <text:p>54</text:p>
          </table:table-cell>
          <table:table-cell table:formula="of:=IF([.D33]&gt;=90; &quot;O&quot;; IF([.D33]&gt;=85; &quot;A+&quot;; IF([.D33]&gt;=80; &quot;A&quot;; IF([.D33]&gt;=75; &quot;B+&quot;; IF([.D33]&gt;=70; &quot;C&quot;;  IF([.D33]&gt;=50; &quot;P&quot;; IF([.D33]&gt;=45; &quot;F&quot;)))))))" office:value-type="string" office:string-value="P" calcext:value-type="string">
            <text:p>P</text:p>
          </table:table-cell>
          <table:table-cell table:formula="of:=IF([.D33]&gt;=90; &quot;9&quot;; IF([.D33]&gt;=85; &quot;8&quot;; IF([.D33]&gt;=80; &quot;7&quot;; IF([.D33]&gt;=75; &quot;7.5 &quot;; IF([.D33]&gt;=70; &quot;7&quot;;  IF([.D33]&gt;=50; &quot;6.5&quot;; IF([.D33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SI24AD433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7" calcext:value-type="float">
            <text:p>67</text:p>
          </table:table-cell>
          <table:table-cell table:formula="of:=SUM([.D34:.H34])" office:value-type="float" office:value="335" calcext:value-type="float">
            <text:p>335</text:p>
          </table:table-cell>
          <table:table-cell table:formula="of:=[.I34]/5" office:value-type="float" office:value="67" calcext:value-type="float">
            <text:p>67</text:p>
          </table:table-cell>
          <table:table-cell table:formula="of:=IF([.D34]&gt;=90; &quot;O&quot;; IF([.D34]&gt;=85; &quot;A+&quot;; IF([.D34]&gt;=80; &quot;A&quot;; IF([.D34]&gt;=75; &quot;B+&quot;; IF([.D34]&gt;=70; &quot;C&quot;;  IF([.D34]&gt;=50; &quot;P&quot;; IF([.D34]&gt;=45; &quot;F&quot;)))))))" office:value-type="string" office:string-value="P" calcext:value-type="string">
            <text:p>P</text:p>
          </table:table-cell>
          <table:table-cell table:formula="of:=IF([.D34]&gt;=90; &quot;9&quot;; IF([.D34]&gt;=85; &quot;8&quot;; IF([.D34]&gt;=80; &quot;7&quot;; IF([.D34]&gt;=75; &quot;7.5 &quot;; IF([.D34]&gt;=70; &quot;7&quot;;  IF([.D34]&gt;=50; &quot;6.5&quot;; IF([.D3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SI24AD434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7" calcext:value-type="float">
            <text:p>87</text:p>
          </table:table-cell>
          <table:table-cell table:formula="of:=SUM([.D35:.H35])" office:value-type="float" office:value="435" calcext:value-type="float">
            <text:p>435</text:p>
          </table:table-cell>
          <table:table-cell table:formula="of:=[.I35]/5" office:value-type="float" office:value="87" calcext:value-type="float">
            <text:p>87</text:p>
          </table:table-cell>
          <table:table-cell table:formula="of:=IF([.D35]&gt;=90; &quot;O&quot;; IF([.D35]&gt;=85; &quot;A+&quot;; IF([.D35]&gt;=80; &quot;A&quot;; IF([.D35]&gt;=75; &quot;B+&quot;; IF([.D35]&gt;=70; &quot;C&quot;;  IF([.D35]&gt;=50; &quot;P&quot;; IF([.D35]&gt;=45; &quot;F&quot;)))))))" office:value-type="string" office:string-value="A+" calcext:value-type="string">
            <text:p>A+</text:p>
          </table:table-cell>
          <table:table-cell table:formula="of:=IF([.D35]&gt;=90; &quot;9&quot;; IF([.D35]&gt;=85; &quot;8&quot;; IF([.D35]&gt;=80; &quot;7&quot;; IF([.D35]&gt;=75; &quot;7.5 &quot;; IF([.D35]&gt;=70; &quot;7&quot;;  IF([.D35]&gt;=50; &quot;6.5&quot;; IF([.D35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SI24AD435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98" calcext:value-type="float">
            <text:p>98</text:p>
          </table:table-cell>
          <table:table-cell table:formula="of:=SUM([.D36:.H36])" office:value-type="float" office:value="490" calcext:value-type="float">
            <text:p>490</text:p>
          </table:table-cell>
          <table:table-cell table:formula="of:=[.I36]/5" office:value-type="float" office:value="98" calcext:value-type="float">
            <text:p>98</text:p>
          </table:table-cell>
          <table:table-cell table:formula="of:=IF([.D36]&gt;=90; &quot;O&quot;; IF([.D36]&gt;=85; &quot;A+&quot;; IF([.D36]&gt;=80; &quot;A&quot;; IF([.D36]&gt;=75; &quot;B+&quot;; IF([.D36]&gt;=70; &quot;C&quot;;  IF([.D36]&gt;=50; &quot;P&quot;; IF([.D36]&gt;=45; &quot;F&quot;)))))))" office:value-type="string" office:string-value="O" calcext:value-type="string">
            <text:p>O</text:p>
          </table:table-cell>
          <table:table-cell table:formula="of:=IF([.D36]&gt;=90; &quot;9&quot;; IF([.D36]&gt;=85; &quot;8&quot;; IF([.D36]&gt;=80; &quot;7&quot;; IF([.D36]&gt;=75; &quot;7.5 &quot;; IF([.D36]&gt;=70; &quot;7&quot;;  IF([.D36]&gt;=50; &quot;6.5&quot;; IF([.D36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SI24AD436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37:.H37])" office:value-type="float" office:value="300" calcext:value-type="float">
            <text:p>300</text:p>
          </table:table-cell>
          <table:table-cell table:formula="of:=[.I37]/5" office:value-type="float" office:value="60" calcext:value-type="float">
            <text:p>60</text:p>
          </table:table-cell>
          <table:table-cell table:formula="of:=IF([.D37]&gt;=90; &quot;O&quot;; IF([.D37]&gt;=85; &quot;A+&quot;; IF([.D37]&gt;=80; &quot;A&quot;; IF([.D37]&gt;=75; &quot;B+&quot;; IF([.D37]&gt;=70; &quot;C&quot;;  IF([.D37]&gt;=50; &quot;P&quot;; IF([.D37]&gt;=45; &quot;F&quot;)))))))" office:value-type="string" office:string-value="P" calcext:value-type="string">
            <text:p>P</text:p>
          </table:table-cell>
          <table:table-cell table:formula="of:=IF([.D37]&gt;=90; &quot;9&quot;; IF([.D37]&gt;=85; &quot;8&quot;; IF([.D37]&gt;=80; &quot;7&quot;; IF([.D37]&gt;=75; &quot;7.5 &quot;; IF([.D37]&gt;=70; &quot;7&quot;;  IF([.D37]&gt;=50; &quot;6.5&quot;; IF([.D37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SI24AD437</text:p>
          </table:table-cell>
          <table:table-cell office:value-type="string" calcext:value-type="string">
            <text:p>Aarav Sharma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SUM([.D38:.H38])" office:value-type="float" office:value="365" calcext:value-type="float">
            <text:p>365</text:p>
          </table:table-cell>
          <table:table-cell table:formula="of:=[.I38]/5" office:value-type="float" office:value="73" calcext:value-type="float">
            <text:p>73</text:p>
          </table:table-cell>
          <table:table-cell table:formula="of:=IF([.D38]&gt;=90; &quot;O&quot;; IF([.D38]&gt;=85; &quot;A+&quot;; IF([.D38]&gt;=80; &quot;A&quot;; IF([.D38]&gt;=75; &quot;B+&quot;; IF([.D38]&gt;=70; &quot;C&quot;;  IF([.D38]&gt;=50; &quot;P&quot;; IF([.D38]&gt;=45; &quot;F&quot;)))))))" office:value-type="string" office:string-value="B+" calcext:value-type="string">
            <text:p>B+</text:p>
          </table:table-cell>
          <table:table-cell table:formula="of:=IF([.D38]&gt;=90; &quot;9&quot;; IF([.D38]&gt;=85; &quot;8&quot;; IF([.D38]&gt;=80; &quot;7&quot;; IF([.D38]&gt;=75; &quot;7.5 &quot;; IF([.D38]&gt;=70; &quot;7&quot;;  IF([.D38]&gt;=50; &quot;6.5&quot;; IF([.D38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SI24AD438</text:p>
          </table:table-cell>
          <table:table-cell office:value-type="string" calcext:value-type="string">
            <text:p>Arjun Reddy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68" calcext:value-type="float">
            <text:p>68</text:p>
          </table:table-cell>
          <table:table-cell table:formula="of:=SUM([.D39:.H39])" office:value-type="float" office:value="349" calcext:value-type="float">
            <text:p>349</text:p>
          </table:table-cell>
          <table:table-cell table:formula="of:=[.I39]/5" office:value-type="float" office:value="69.8" calcext:value-type="float">
            <text:p>69.8</text:p>
          </table:table-cell>
          <table:table-cell table:formula="of:=IF([.D39]&gt;=90; &quot;O&quot;; IF([.D39]&gt;=85; &quot;A+&quot;; IF([.D39]&gt;=80; &quot;A&quot;; IF([.D39]&gt;=75; &quot;B+&quot;; IF([.D39]&gt;=70; &quot;C&quot;;  IF([.D39]&gt;=50; &quot;P&quot;; IF([.D39]&gt;=45; &quot;F&quot;)))))))" office:value-type="string" office:string-value="B+" calcext:value-type="string">
            <text:p>B+</text:p>
          </table:table-cell>
          <table:table-cell table:formula="of:=IF([.D39]&gt;=90; &quot;9&quot;; IF([.D39]&gt;=85; &quot;8&quot;; IF([.D39]&gt;=80; &quot;7&quot;; IF([.D39]&gt;=75; &quot;7.5 &quot;; IF([.D39]&gt;=70; &quot;7&quot;;  IF([.D39]&gt;=50; &quot;6.5&quot;; IF([.D3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SI24AD439</text:p>
          </table:table-cell>
          <table:table-cell office:value-type="string" calcext:value-type="string">
            <text:p>Reyansh Joshi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88" calcext:value-type="float">
            <text:p>88</text:p>
          </table:table-cell>
          <table:table-cell table:formula="of:=SUM([.D40:.H40])" office:value-type="float" office:value="430" calcext:value-type="float">
            <text:p>430</text:p>
          </table:table-cell>
          <table:table-cell table:formula="of:=[.I40]/5" office:value-type="float" office:value="86" calcext:value-type="float">
            <text:p>86</text:p>
          </table:table-cell>
          <table:table-cell table:formula="of:=IF([.D40]&gt;=90; &quot;O&quot;; IF([.D40]&gt;=85; &quot;A+&quot;; IF([.D40]&gt;=80; &quot;A&quot;; IF([.D40]&gt;=75; &quot;B+&quot;; IF([.D40]&gt;=70; &quot;C&quot;;  IF([.D40]&gt;=50; &quot;P&quot;; IF([.D40]&gt;=45; &quot;F&quot;)))))))" office:value-type="string" office:string-value="B+" calcext:value-type="string">
            <text:p>B+</text:p>
          </table:table-cell>
          <table:table-cell table:formula="of:=IF([.D40]&gt;=90; &quot;9&quot;; IF([.D40]&gt;=85; &quot;8&quot;; IF([.D40]&gt;=80; &quot;7&quot;; IF([.D40]&gt;=75; &quot;7.5 &quot;; IF([.D40]&gt;=70; &quot;7&quot;;  IF([.D40]&gt;=50; &quot;6.5&quot;; IF([.D40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SI24AD440</text:p>
          </table:table-cell>
          <table:table-cell office:value-type="string" calcext:value-type="string">
            <text:p>Ayaan Mehta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89" calcext:value-type="float">
            <text:p>89</text:p>
          </table:table-cell>
          <table:table-cell table:formula="of:=SUM([.D41:.H41])" office:value-type="float" office:value="435" calcext:value-type="float">
            <text:p>435</text:p>
          </table:table-cell>
          <table:table-cell table:formula="of:=[.I41]/5" office:value-type="float" office:value="87" calcext:value-type="float">
            <text:p>87</text:p>
          </table:table-cell>
          <table:table-cell table:formula="of:=IF([.D41]&gt;=90; &quot;O&quot;; IF([.D41]&gt;=85; &quot;A+&quot;; IF([.D41]&gt;=80; &quot;A&quot;; IF([.D41]&gt;=75; &quot;B+&quot;; IF([.D41]&gt;=70; &quot;C&quot;;  IF([.D41]&gt;=50; &quot;P&quot;; IF([.D41]&gt;=45; &quot;F&quot;)))))))" office:value-type="string" office:string-value="B+" calcext:value-type="string">
            <text:p>B+</text:p>
          </table:table-cell>
          <table:table-cell table:formula="of:=IF([.D41]&gt;=90; &quot;9&quot;; IF([.D41]&gt;=85; &quot;8&quot;; IF([.D41]&gt;=80; &quot;7&quot;; IF([.D41]&gt;=75; &quot;7.5 &quot;; IF([.D41]&gt;=70; &quot;7&quot;;  IF([.D41]&gt;=50; &quot;6.5&quot;; IF([.D41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SI24AD441</text:p>
          </table:table-cell>
          <table:table-cell office:value-type="string" calcext:value-type="string">
            <text:p>Aarav Sharma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formula="of:=SUM([.D42:.H42])" office:value-type="float" office:value="440" calcext:value-type="float">
            <text:p>440</text:p>
          </table:table-cell>
          <table:table-cell table:formula="of:=[.I42]/5" office:value-type="float" office:value="88" calcext:value-type="float">
            <text:p>88</text:p>
          </table:table-cell>
          <table:table-cell table:formula="of:=IF([.D42]&gt;=90; &quot;O&quot;; IF([.D42]&gt;=85; &quot;A+&quot;; IF([.D42]&gt;=80; &quot;A&quot;; IF([.D42]&gt;=75; &quot;B+&quot;; IF([.D42]&gt;=70; &quot;C&quot;;  IF([.D42]&gt;=50; &quot;P&quot;; IF([.D42]&gt;=45; &quot;F&quot;)))))))" office:value-type="string" office:string-value="A" calcext:value-type="string">
            <text:p>A</text:p>
          </table:table-cell>
          <table:table-cell table:formula="of:=IF([.D42]&gt;=90; &quot;9&quot;; IF([.D42]&gt;=85; &quot;8&quot;; IF([.D42]&gt;=80; &quot;7&quot;; IF([.D42]&gt;=75; &quot;7.5 &quot;; IF([.D42]&gt;=70; &quot;7&quot;;  IF([.D42]&gt;=50; &quot;6.5&quot;; IF([.D42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SI24AD442</text:p>
          </table:table-cell>
          <table:table-cell office:value-type="string" calcext:value-type="string">
            <text:p>Vivaan Gupta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91" calcext:value-type="float">
            <text:p>91</text:p>
          </table:table-cell>
          <table:table-cell table:formula="of:=SUM([.D43:.H43])" office:value-type="float" office:value="445" calcext:value-type="float">
            <text:p>445</text:p>
          </table:table-cell>
          <table:table-cell table:formula="of:=[.I43]/5" office:value-type="float" office:value="89" calcext:value-type="float">
            <text:p>89</text:p>
          </table:table-cell>
          <table:table-cell table:formula="of:=IF([.D43]&gt;=90; &quot;O&quot;; IF([.D43]&gt;=85; &quot;A+&quot;; IF([.D43]&gt;=80; &quot;A&quot;; IF([.D43]&gt;=75; &quot;B+&quot;; IF([.D43]&gt;=70; &quot;C&quot;;  IF([.D43]&gt;=50; &quot;P&quot;; IF([.D43]&gt;=45; &quot;F&quot;)))))))" office:value-type="string" office:string-value="A" calcext:value-type="string">
            <text:p>A</text:p>
          </table:table-cell>
          <table:table-cell table:formula="of:=IF([.D43]&gt;=90; &quot;9&quot;; IF([.D43]&gt;=85; &quot;8&quot;; IF([.D43]&gt;=80; &quot;7&quot;; IF([.D43]&gt;=75; &quot;7.5 &quot;; IF([.D43]&gt;=70; &quot;7&quot;;  IF([.D43]&gt;=50; &quot;6.5&quot;; IF([.D43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SI24AD443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4" calcext:value-type="float">
            <text:p>54</text:p>
          </table:table-cell>
          <table:table-cell table:formula="of:=SUM([.D44:.H44])" office:value-type="float" office:value="270" calcext:value-type="float">
            <text:p>270</text:p>
          </table:table-cell>
          <table:table-cell table:formula="of:=[.I44]/5" office:value-type="float" office:value="54" calcext:value-type="float">
            <text:p>54</text:p>
          </table:table-cell>
          <table:table-cell table:formula="of:=IF([.D44]&gt;=90; &quot;O&quot;; IF([.D44]&gt;=85; &quot;A+&quot;; IF([.D44]&gt;=80; &quot;A&quot;; IF([.D44]&gt;=75; &quot;B+&quot;; IF([.D44]&gt;=70; &quot;C&quot;;  IF([.D44]&gt;=50; &quot;P&quot;; IF([.D44]&gt;=45; &quot;F&quot;)))))))" office:value-type="string" office:string-value="P" calcext:value-type="string">
            <text:p>P</text:p>
          </table:table-cell>
          <table:table-cell table:formula="of:=IF([.D44]&gt;=90; &quot;9&quot;; IF([.D44]&gt;=85; &quot;8&quot;; IF([.D44]&gt;=80; &quot;7&quot;; IF([.D44]&gt;=75; &quot;7.5 &quot;; IF([.D44]&gt;=70; &quot;7&quot;;  IF([.D44]&gt;=50; &quot;6.5&quot;; IF([.D4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SI24AD444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7" calcext:value-type="float">
            <text:p>67</text:p>
          </table:table-cell>
          <table:table-cell table:formula="of:=SUM([.D45:.H45])" office:value-type="float" office:value="335" calcext:value-type="float">
            <text:p>335</text:p>
          </table:table-cell>
          <table:table-cell table:formula="of:=[.I45]/5" office:value-type="float" office:value="67" calcext:value-type="float">
            <text:p>67</text:p>
          </table:table-cell>
          <table:table-cell table:formula="of:=IF([.D45]&gt;=90; &quot;O&quot;; IF([.D45]&gt;=85; &quot;A+&quot;; IF([.D45]&gt;=80; &quot;A&quot;; IF([.D45]&gt;=75; &quot;B+&quot;; IF([.D45]&gt;=70; &quot;C&quot;;  IF([.D45]&gt;=50; &quot;P&quot;; IF([.D45]&gt;=45; &quot;F&quot;)))))))" office:value-type="string" office:string-value="P" calcext:value-type="string">
            <text:p>P</text:p>
          </table:table-cell>
          <table:table-cell table:formula="of:=IF([.D45]&gt;=90; &quot;9&quot;; IF([.D45]&gt;=85; &quot;8&quot;; IF([.D45]&gt;=80; &quot;7&quot;; IF([.D45]&gt;=75; &quot;7.5 &quot;; IF([.D45]&gt;=70; &quot;7&quot;;  IF([.D45]&gt;=50; &quot;6.5&quot;; IF([.D45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SI24AD445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7" calcext:value-type="float">
            <text:p>87</text:p>
          </table:table-cell>
          <table:table-cell table:formula="of:=SUM([.D46:.H46])" office:value-type="float" office:value="435" calcext:value-type="float">
            <text:p>435</text:p>
          </table:table-cell>
          <table:table-cell table:formula="of:=[.I46]/5" office:value-type="float" office:value="87" calcext:value-type="float">
            <text:p>87</text:p>
          </table:table-cell>
          <table:table-cell table:formula="of:=IF([.D46]&gt;=90; &quot;O&quot;; IF([.D46]&gt;=85; &quot;A+&quot;; IF([.D46]&gt;=80; &quot;A&quot;; IF([.D46]&gt;=75; &quot;B+&quot;; IF([.D46]&gt;=70; &quot;C&quot;;  IF([.D46]&gt;=50; &quot;P&quot;; IF([.D46]&gt;=45; &quot;F&quot;)))))))" office:value-type="string" office:string-value="A+" calcext:value-type="string">
            <text:p>A+</text:p>
          </table:table-cell>
          <table:table-cell table:formula="of:=IF([.D46]&gt;=90; &quot;9&quot;; IF([.D46]&gt;=85; &quot;8&quot;; IF([.D46]&gt;=80; &quot;7&quot;; IF([.D46]&gt;=75; &quot;7.5 &quot;; IF([.D46]&gt;=70; &quot;7&quot;;  IF([.D46]&gt;=50; &quot;6.5&quot;; IF([.D46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SI24AD446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98" calcext:value-type="float">
            <text:p>98</text:p>
          </table:table-cell>
          <table:table-cell table:formula="of:=SUM([.D47:.H47])" office:value-type="float" office:value="490" calcext:value-type="float">
            <text:p>490</text:p>
          </table:table-cell>
          <table:table-cell table:formula="of:=[.I47]/5" office:value-type="float" office:value="98" calcext:value-type="float">
            <text:p>98</text:p>
          </table:table-cell>
          <table:table-cell table:formula="of:=IF([.D47]&gt;=90; &quot;O&quot;; IF([.D47]&gt;=85; &quot;A+&quot;; IF([.D47]&gt;=80; &quot;A&quot;; IF([.D47]&gt;=75; &quot;B+&quot;; IF([.D47]&gt;=70; &quot;C&quot;;  IF([.D47]&gt;=50; &quot;P&quot;; IF([.D47]&gt;=45; &quot;F&quot;)))))))" office:value-type="string" office:string-value="O" calcext:value-type="string">
            <text:p>O</text:p>
          </table:table-cell>
          <table:table-cell table:formula="of:=IF([.D47]&gt;=90; &quot;9&quot;; IF([.D47]&gt;=85; &quot;8&quot;; IF([.D47]&gt;=80; &quot;7&quot;; IF([.D47]&gt;=75; &quot;7.5 &quot;; IF([.D47]&gt;=70; &quot;7&quot;;  IF([.D47]&gt;=50; &quot;6.5&quot;; IF([.D47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SI24AD447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48:.H48])" office:value-type="float" office:value="300" calcext:value-type="float">
            <text:p>300</text:p>
          </table:table-cell>
          <table:table-cell table:formula="of:=[.I48]/5" office:value-type="float" office:value="60" calcext:value-type="float">
            <text:p>60</text:p>
          </table:table-cell>
          <table:table-cell table:formula="of:=IF([.D48]&gt;=90; &quot;O&quot;; IF([.D48]&gt;=85; &quot;A+&quot;; IF([.D48]&gt;=80; &quot;A&quot;; IF([.D48]&gt;=75; &quot;B+&quot;; IF([.D48]&gt;=70; &quot;C&quot;;  IF([.D48]&gt;=50; &quot;P&quot;; IF([.D48]&gt;=45; &quot;F&quot;)))))))" office:value-type="string" office:string-value="P" calcext:value-type="string">
            <text:p>P</text:p>
          </table:table-cell>
          <table:table-cell table:formula="of:=IF([.D48]&gt;=90; &quot;9&quot;; IF([.D48]&gt;=85; &quot;8&quot;; IF([.D48]&gt;=80; &quot;7&quot;; IF([.D48]&gt;=75; &quot;7.5 &quot;; IF([.D48]&gt;=70; &quot;7&quot;;  IF([.D48]&gt;=50; &quot;6.5&quot;; IF([.D48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SI24AD448</text:p>
          </table:table-cell>
          <table:table-cell office:value-type="string" calcext:value-type="string">
            <text:p>Dhruv Patel</text:p>
          </table:table-cell>
          <table:table-cell table:number-columns-repeated="5" office:value-type="float" office:value="76" calcext:value-type="float">
            <text:p>76</text:p>
          </table:table-cell>
          <table:table-cell table:formula="of:=SUM([.D49:.H49])" office:value-type="float" office:value="380" calcext:value-type="float">
            <text:p>380</text:p>
          </table:table-cell>
          <table:table-cell table:formula="of:=[.I49]/5" office:value-type="float" office:value="76" calcext:value-type="float">
            <text:p>76</text:p>
          </table:table-cell>
          <table:table-cell table:formula="of:=IF([.D49]&gt;=90; &quot;O&quot;; IF([.D49]&gt;=85; &quot;A+&quot;; IF([.D49]&gt;=80; &quot;A&quot;; IF([.D49]&gt;=75; &quot;B+&quot;; IF([.D49]&gt;=70; &quot;C&quot;;  IF([.D49]&gt;=50; &quot;P&quot;; IF([.D49]&gt;=45; &quot;F&quot;)))))))" office:value-type="string" office:string-value="B+" calcext:value-type="string">
            <text:p>B+</text:p>
          </table:table-cell>
          <table:table-cell table:formula="of:=IF([.D49]&gt;=90; &quot;9&quot;; IF([.D49]&gt;=85; &quot;8&quot;; IF([.D49]&gt;=80; &quot;7&quot;; IF([.D49]&gt;=75; &quot;7.5 &quot;; IF([.D49]&gt;=70; &quot;7&quot;;  IF([.D49]&gt;=50; &quot;6.5&quot;; IF([.D4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SI24AD449</text:p>
          </table:table-cell>
          <table:table-cell office:value-type="string" calcext:value-type="string">
            <text:p>Anaya Verma</text:p>
          </table:table-cell>
          <table:table-cell table:number-columns-repeated="5" office:value-type="float" office:value="60" calcext:value-type="float">
            <text:p>60</text:p>
          </table:table-cell>
          <table:table-cell table:formula="of:=SUM([.D50:.H50])" office:value-type="float" office:value="300" calcext:value-type="float">
            <text:p>300</text:p>
          </table:table-cell>
          <table:table-cell table:formula="of:=[.I50]/5" office:value-type="float" office:value="60" calcext:value-type="float">
            <text:p>60</text:p>
          </table:table-cell>
          <table:table-cell table:formula="of:=IF([.D50]&gt;=90; &quot;O&quot;; IF([.D50]&gt;=85; &quot;A+&quot;; IF([.D50]&gt;=80; &quot;A&quot;; IF([.D50]&gt;=75; &quot;B+&quot;; IF([.D50]&gt;=70; &quot;C&quot;;  IF([.D50]&gt;=50; &quot;P&quot;; IF([.D50]&gt;=45; &quot;F&quot;)))))))" office:value-type="string" office:string-value="P" calcext:value-type="string">
            <text:p>P</text:p>
          </table:table-cell>
          <table:table-cell table:formula="of:=IF([.D50]&gt;=90; &quot;9&quot;; IF([.D50]&gt;=85; &quot;8&quot;; IF([.D50]&gt;=80; &quot;7&quot;; IF([.D50]&gt;=75; &quot;7.5 &quot;; IF([.D50]&gt;=70; &quot;7&quot;;  IF([.D50]&gt;=50; &quot;6.5&quot;; IF([.D50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SI24AD450</text:p>
          </table:table-cell>
          <table:table-cell office:value-type="string" calcext:value-type="string">
            <text:p>Aarav Sharma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60" calcext:value-type="float">
            <text:p>60</text:p>
          </table:table-cell>
          <table:table-cell table:formula="of:=SUM([.D51:.H51])" office:value-type="float" office:value="350" calcext:value-type="float">
            <text:p>350</text:p>
          </table:table-cell>
          <table:table-cell table:formula="of:=[.I51]/5" office:value-type="float" office:value="70" calcext:value-type="float">
            <text:p>70</text:p>
          </table:table-cell>
          <table:table-cell table:formula="of:=IF([.D51]&gt;=90; &quot;O&quot;; IF([.D51]&gt;=85; &quot;A+&quot;; IF([.D51]&gt;=80; &quot;A&quot;; IF([.D51]&gt;=75; &quot;B+&quot;; IF([.D51]&gt;=70; &quot;C&quot;;  IF([.D51]&gt;=50; &quot;P&quot;; IF([.D51]&gt;=45; &quot;F&quot;)))))))" office:value-type="string" office:string-value="A" calcext:value-type="string">
            <text:p>A</text:p>
          </table:table-cell>
          <table:table-cell table:formula="of:=IF([.D51]&gt;=90; &quot;9&quot;; IF([.D51]&gt;=85; &quot;8&quot;; IF([.D51]&gt;=80; &quot;7&quot;; IF([.D51]&gt;=75; &quot;7.5 &quot;; IF([.D51]&gt;=70; &quot;7&quot;;  IF([.D51]&gt;=50; &quot;6.5&quot;; IF([.D51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SI24AD451</text:p>
          </table:table-cell>
          <table:table-cell office:value-type="string" calcext:value-type="string">
            <text:p>Vivaan Gupta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61" calcext:value-type="float">
            <text:p>61</text:p>
          </table:table-cell>
          <table:table-cell table:formula="of:=SUM([.D52:.H52])" office:value-type="float" office:value="355" calcext:value-type="float">
            <text:p>355</text:p>
          </table:table-cell>
          <table:table-cell table:formula="of:=[.I52]/5" office:value-type="float" office:value="71" calcext:value-type="float">
            <text:p>71</text:p>
          </table:table-cell>
          <table:table-cell table:formula="of:=IF([.D52]&gt;=90; &quot;O&quot;; IF([.D52]&gt;=85; &quot;A+&quot;; IF([.D52]&gt;=80; &quot;A&quot;; IF([.D52]&gt;=75; &quot;B+&quot;; IF([.D52]&gt;=70; &quot;C&quot;;  IF([.D52]&gt;=50; &quot;P&quot;; IF([.D52]&gt;=45; &quot;F&quot;)))))))" office:value-type="string" office:string-value="A" calcext:value-type="string">
            <text:p>A</text:p>
          </table:table-cell>
          <table:table-cell table:formula="of:=IF([.D52]&gt;=90; &quot;9&quot;; IF([.D52]&gt;=85; &quot;8&quot;; IF([.D52]&gt;=80; &quot;7&quot;; IF([.D52]&gt;=75; &quot;7.5 &quot;; IF([.D52]&gt;=70; &quot;7&quot;;  IF([.D52]&gt;=50; &quot;6.5&quot;; IF([.D52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SI24AD452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5" calcext:value-type="float">
            <text:p>55</text:p>
          </table:table-cell>
          <table:table-cell table:formula="of:=SUM([.D53:.H53])" office:value-type="float" office:value="275" calcext:value-type="float">
            <text:p>275</text:p>
          </table:table-cell>
          <table:table-cell table:formula="of:=[.I53]/5" office:value-type="float" office:value="55" calcext:value-type="float">
            <text:p>55</text:p>
          </table:table-cell>
          <table:table-cell table:formula="of:=IF([.D53]&gt;=90; &quot;O&quot;; IF([.D53]&gt;=85; &quot;A+&quot;; IF([.D53]&gt;=80; &quot;A&quot;; IF([.D53]&gt;=75; &quot;B+&quot;; IF([.D53]&gt;=70; &quot;C&quot;;  IF([.D53]&gt;=50; &quot;P&quot;; IF([.D53]&gt;=45; &quot;F&quot;)))))))" office:value-type="string" office:string-value="P" calcext:value-type="string">
            <text:p>P</text:p>
          </table:table-cell>
          <table:table-cell table:formula="of:=IF([.D53]&gt;=90; &quot;9&quot;; IF([.D53]&gt;=85; &quot;8&quot;; IF([.D53]&gt;=80; &quot;7&quot;; IF([.D53]&gt;=75; &quot;7.5 &quot;; IF([.D53]&gt;=70; &quot;7&quot;;  IF([.D53]&gt;=50; &quot;6.5&quot;; IF([.D53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SI24AD453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8" calcext:value-type="float">
            <text:p>68</text:p>
          </table:table-cell>
          <table:table-cell table:formula="of:=SUM([.D54:.H54])" office:value-type="float" office:value="340" calcext:value-type="float">
            <text:p>340</text:p>
          </table:table-cell>
          <table:table-cell table:formula="of:=[.I54]/5" office:value-type="float" office:value="68" calcext:value-type="float">
            <text:p>68</text:p>
          </table:table-cell>
          <table:table-cell table:formula="of:=IF([.D54]&gt;=90; &quot;O&quot;; IF([.D54]&gt;=85; &quot;A+&quot;; IF([.D54]&gt;=80; &quot;A&quot;; IF([.D54]&gt;=75; &quot;B+&quot;; IF([.D54]&gt;=70; &quot;C&quot;;  IF([.D54]&gt;=50; &quot;P&quot;; IF([.D54]&gt;=45; &quot;F&quot;)))))))" office:value-type="string" office:string-value="P" calcext:value-type="string">
            <text:p>P</text:p>
          </table:table-cell>
          <table:table-cell table:formula="of:=IF([.D54]&gt;=90; &quot;9&quot;; IF([.D54]&gt;=85; &quot;8&quot;; IF([.D54]&gt;=80; &quot;7&quot;; IF([.D54]&gt;=75; &quot;7.5 &quot;; IF([.D54]&gt;=70; &quot;7&quot;;  IF([.D54]&gt;=50; &quot;6.5&quot;; IF([.D5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SI24AD454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8" calcext:value-type="float">
            <text:p>88</text:p>
          </table:table-cell>
          <table:table-cell table:formula="of:=SUM([.D55:.H55])" office:value-type="float" office:value="440" calcext:value-type="float">
            <text:p>440</text:p>
          </table:table-cell>
          <table:table-cell table:formula="of:=[.I55]/5" office:value-type="float" office:value="88" calcext:value-type="float">
            <text:p>88</text:p>
          </table:table-cell>
          <table:table-cell table:formula="of:=IF([.D55]&gt;=90; &quot;O&quot;; IF([.D55]&gt;=85; &quot;A+&quot;; IF([.D55]&gt;=80; &quot;A&quot;; IF([.D55]&gt;=75; &quot;B+&quot;; IF([.D55]&gt;=70; &quot;C&quot;;  IF([.D55]&gt;=50; &quot;P&quot;; IF([.D55]&gt;=45; &quot;F&quot;)))))))" office:value-type="string" office:string-value="A+" calcext:value-type="string">
            <text:p>A+</text:p>
          </table:table-cell>
          <table:table-cell table:formula="of:=IF([.D55]&gt;=90; &quot;9&quot;; IF([.D55]&gt;=85; &quot;8&quot;; IF([.D55]&gt;=80; &quot;7&quot;; IF([.D55]&gt;=75; &quot;7.5 &quot;; IF([.D55]&gt;=70; &quot;7&quot;;  IF([.D55]&gt;=50; &quot;6.5&quot;; IF([.D55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SI24AD455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99" calcext:value-type="float">
            <text:p>99</text:p>
          </table:table-cell>
          <table:table-cell table:formula="of:=SUM([.D56:.H56])" office:value-type="float" office:value="495" calcext:value-type="float">
            <text:p>495</text:p>
          </table:table-cell>
          <table:table-cell table:formula="of:=[.I56]/5" office:value-type="float" office:value="99" calcext:value-type="float">
            <text:p>99</text:p>
          </table:table-cell>
          <table:table-cell table:formula="of:=IF([.D56]&gt;=90; &quot;O&quot;; IF([.D56]&gt;=85; &quot;A+&quot;; IF([.D56]&gt;=80; &quot;A&quot;; IF([.D56]&gt;=75; &quot;B+&quot;; IF([.D56]&gt;=70; &quot;C&quot;;  IF([.D56]&gt;=50; &quot;P&quot;; IF([.D56]&gt;=45; &quot;F&quot;)))))))" office:value-type="string" office:string-value="O" calcext:value-type="string">
            <text:p>O</text:p>
          </table:table-cell>
          <table:table-cell table:formula="of:=IF([.D56]&gt;=90; &quot;9&quot;; IF([.D56]&gt;=85; &quot;8&quot;; IF([.D56]&gt;=80; &quot;7&quot;; IF([.D56]&gt;=75; &quot;7.5 &quot;; IF([.D56]&gt;=70; &quot;7&quot;;  IF([.D56]&gt;=50; &quot;6.5&quot;; IF([.D56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SI24AD456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57:.H57])" office:value-type="float" office:value="305" calcext:value-type="float">
            <text:p>305</text:p>
          </table:table-cell>
          <table:table-cell table:formula="of:=[.I57]/5" office:value-type="float" office:value="61" calcext:value-type="float">
            <text:p>61</text:p>
          </table:table-cell>
          <table:table-cell table:formula="of:=IF([.D57]&gt;=90; &quot;O&quot;; IF([.D57]&gt;=85; &quot;A+&quot;; IF([.D57]&gt;=80; &quot;A&quot;; IF([.D57]&gt;=75; &quot;B+&quot;; IF([.D57]&gt;=70; &quot;C&quot;;  IF([.D57]&gt;=50; &quot;P&quot;; IF([.D57]&gt;=45; &quot;F&quot;)))))))" office:value-type="string" office:string-value="P" calcext:value-type="string">
            <text:p>P</text:p>
          </table:table-cell>
          <table:table-cell table:formula="of:=IF([.D57]&gt;=90; &quot;9&quot;; IF([.D57]&gt;=85; &quot;8&quot;; IF([.D57]&gt;=80; &quot;7&quot;; IF([.D57]&gt;=75; &quot;7.5 &quot;; IF([.D57]&gt;=70; &quot;7&quot;;  IF([.D57]&gt;=50; &quot;6.5&quot;; IF([.D57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SI24AD457</text:p>
          </table:table-cell>
          <table:table-cell office:value-type="string" calcext:value-type="string">
            <text:p>Aarav Sharma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77" calcext:value-type="float">
            <text:p>77</text:p>
          </table:table-cell>
          <table:table-cell table:formula="of:=SUM([.D58:.H58])" office:value-type="float" office:value="370" calcext:value-type="float">
            <text:p>370</text:p>
          </table:table-cell>
          <table:table-cell table:formula="of:=[.I58]/5" office:value-type="float" office:value="74" calcext:value-type="float">
            <text:p>74</text:p>
          </table:table-cell>
          <table:table-cell table:formula="of:=IF([.D58]&gt;=90; &quot;O&quot;; IF([.D58]&gt;=85; &quot;A+&quot;; IF([.D58]&gt;=80; &quot;A&quot;; IF([.D58]&gt;=75; &quot;B+&quot;; IF([.D58]&gt;=70; &quot;C&quot;;  IF([.D58]&gt;=50; &quot;P&quot;; IF([.D58]&gt;=45; &quot;F&quot;)))))))" office:value-type="string" office:string-value="B+" calcext:value-type="string">
            <text:p>B+</text:p>
          </table:table-cell>
          <table:table-cell table:formula="of:=IF([.D58]&gt;=90; &quot;9&quot;; IF([.D58]&gt;=85; &quot;8&quot;; IF([.D58]&gt;=80; &quot;7&quot;; IF([.D58]&gt;=75; &quot;7.5 &quot;; IF([.D58]&gt;=70; &quot;7&quot;;  IF([.D58]&gt;=50; &quot;6.5&quot;; IF([.D58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SI24AD458</text:p>
          </table:table-cell>
          <table:table-cell office:value-type="string" calcext:value-type="string">
            <text:p>Arjun Reddy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69" calcext:value-type="float">
            <text:p>69</text:p>
          </table:table-cell>
          <table:table-cell table:formula="of:=SUM([.D59:.H59])" office:value-type="float" office:value="354" calcext:value-type="float">
            <text:p>354</text:p>
          </table:table-cell>
          <table:table-cell table:formula="of:=[.I59]/5" office:value-type="float" office:value="70.8" calcext:value-type="float">
            <text:p>70.8</text:p>
          </table:table-cell>
          <table:table-cell table:formula="of:=IF([.D59]&gt;=90; &quot;O&quot;; IF([.D59]&gt;=85; &quot;A+&quot;; IF([.D59]&gt;=80; &quot;A&quot;; IF([.D59]&gt;=75; &quot;B+&quot;; IF([.D59]&gt;=70; &quot;C&quot;;  IF([.D59]&gt;=50; &quot;P&quot;; IF([.D59]&gt;=45; &quot;F&quot;)))))))" office:value-type="string" office:string-value="B+" calcext:value-type="string">
            <text:p>B+</text:p>
          </table:table-cell>
          <table:table-cell table:formula="of:=IF([.D59]&gt;=90; &quot;9&quot;; IF([.D59]&gt;=85; &quot;8&quot;; IF([.D59]&gt;=80; &quot;7&quot;; IF([.D59]&gt;=75; &quot;7.5 &quot;; IF([.D59]&gt;=70; &quot;7&quot;;  IF([.D59]&gt;=50; &quot;6.5&quot;; IF([.D5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SI24AD459</text:p>
          </table:table-cell>
          <table:table-cell office:value-type="string" calcext:value-type="string">
            <text:p>Reyansh Joshi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89" calcext:value-type="float">
            <text:p>89</text:p>
          </table:table-cell>
          <table:table-cell table:formula="of:=SUM([.D60:.H60])" office:value-type="float" office:value="435" calcext:value-type="float">
            <text:p>435</text:p>
          </table:table-cell>
          <table:table-cell table:formula="of:=[.I60]/5" office:value-type="float" office:value="87" calcext:value-type="float">
            <text:p>87</text:p>
          </table:table-cell>
          <table:table-cell table:formula="of:=IF([.D60]&gt;=90; &quot;O&quot;; IF([.D60]&gt;=85; &quot;A+&quot;; IF([.D60]&gt;=80; &quot;A&quot;; IF([.D60]&gt;=75; &quot;B+&quot;; IF([.D60]&gt;=70; &quot;C&quot;;  IF([.D60]&gt;=50; &quot;P&quot;; IF([.D60]&gt;=45; &quot;F&quot;)))))))" office:value-type="string" office:string-value="B+" calcext:value-type="string">
            <text:p>B+</text:p>
          </table:table-cell>
          <table:table-cell table:formula="of:=IF([.D60]&gt;=90; &quot;9&quot;; IF([.D60]&gt;=85; &quot;8&quot;; IF([.D60]&gt;=80; &quot;7&quot;; IF([.D60]&gt;=75; &quot;7.5 &quot;; IF([.D60]&gt;=70; &quot;7&quot;;  IF([.D60]&gt;=50; &quot;6.5&quot;; IF([.D60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SI24AD460</text:p>
          </table:table-cell>
          <table:table-cell office:value-type="string" calcext:value-type="string">
            <text:p>Ayaan Mehta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formula="of:=SUM([.D61:.H61])" office:value-type="float" office:value="440" calcext:value-type="float">
            <text:p>440</text:p>
          </table:table-cell>
          <table:table-cell table:formula="of:=[.I61]/5" office:value-type="float" office:value="88" calcext:value-type="float">
            <text:p>88</text:p>
          </table:table-cell>
          <table:table-cell table:formula="of:=IF([.D61]&gt;=90; &quot;O&quot;; IF([.D61]&gt;=85; &quot;A+&quot;; IF([.D61]&gt;=80; &quot;A&quot;; IF([.D61]&gt;=75; &quot;B+&quot;; IF([.D61]&gt;=70; &quot;C&quot;;  IF([.D61]&gt;=50; &quot;P&quot;; IF([.D61]&gt;=45; &quot;F&quot;)))))))" office:value-type="string" office:string-value="A" calcext:value-type="string">
            <text:p>A</text:p>
          </table:table-cell>
          <table:table-cell table:formula="of:=IF([.D61]&gt;=90; &quot;9&quot;; IF([.D61]&gt;=85; &quot;8&quot;; IF([.D61]&gt;=80; &quot;7&quot;; IF([.D61]&gt;=75; &quot;7.5 &quot;; IF([.D61]&gt;=70; &quot;7&quot;;  IF([.D61]&gt;=50; &quot;6.5&quot;; IF([.D61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SI24AD461</text:p>
          </table:table-cell>
          <table:table-cell office:value-type="string" calcext:value-type="string">
            <text:p>Aarav Sharma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91" calcext:value-type="float">
            <text:p>91</text:p>
          </table:table-cell>
          <table:table-cell table:formula="of:=SUM([.D62:.H62])" office:value-type="float" office:value="445" calcext:value-type="float">
            <text:p>445</text:p>
          </table:table-cell>
          <table:table-cell table:formula="of:=[.I62]/5" office:value-type="float" office:value="89" calcext:value-type="float">
            <text:p>89</text:p>
          </table:table-cell>
          <table:table-cell table:formula="of:=IF([.D62]&gt;=90; &quot;O&quot;; IF([.D62]&gt;=85; &quot;A+&quot;; IF([.D62]&gt;=80; &quot;A&quot;; IF([.D62]&gt;=75; &quot;B+&quot;; IF([.D62]&gt;=70; &quot;C&quot;;  IF([.D62]&gt;=50; &quot;P&quot;; IF([.D62]&gt;=45; &quot;F&quot;)))))))" office:value-type="string" office:string-value="A" calcext:value-type="string">
            <text:p>A</text:p>
          </table:table-cell>
          <table:table-cell table:formula="of:=IF([.D62]&gt;=90; &quot;9&quot;; IF([.D62]&gt;=85; &quot;8&quot;; IF([.D62]&gt;=80; &quot;7&quot;; IF([.D62]&gt;=75; &quot;7.5 &quot;; IF([.D62]&gt;=70; &quot;7&quot;;  IF([.D62]&gt;=50; &quot;6.5&quot;; IF([.D62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SI24AD462</text:p>
          </table:table-cell>
          <table:table-cell office:value-type="string" calcext:value-type="string">
            <text:p>Vivaan Gupta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92" calcext:value-type="float">
            <text:p>92</text:p>
          </table:table-cell>
          <table:table-cell table:formula="of:=SUM([.D63:.H63])" office:value-type="float" office:value="450" calcext:value-type="float">
            <text:p>450</text:p>
          </table:table-cell>
          <table:table-cell table:formula="of:=[.I63]/5" office:value-type="float" office:value="90" calcext:value-type="float">
            <text:p>90</text:p>
          </table:table-cell>
          <table:table-cell table:formula="of:=IF([.D63]&gt;=90; &quot;O&quot;; IF([.D63]&gt;=85; &quot;A+&quot;; IF([.D63]&gt;=80; &quot;A&quot;; IF([.D63]&gt;=75; &quot;B+&quot;; IF([.D63]&gt;=70; &quot;C&quot;;  IF([.D63]&gt;=50; &quot;P&quot;; IF([.D63]&gt;=45; &quot;F&quot;)))))))" office:value-type="string" office:string-value="A" calcext:value-type="string">
            <text:p>A</text:p>
          </table:table-cell>
          <table:table-cell table:formula="of:=IF([.D63]&gt;=90; &quot;9&quot;; IF([.D63]&gt;=85; &quot;8&quot;; IF([.D63]&gt;=80; &quot;7&quot;; IF([.D63]&gt;=75; &quot;7.5 &quot;; IF([.D63]&gt;=70; &quot;7&quot;;  IF([.D63]&gt;=50; &quot;6.5&quot;; IF([.D63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SI24AD463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5" calcext:value-type="float">
            <text:p>55</text:p>
          </table:table-cell>
          <table:table-cell table:formula="of:=SUM([.D64:.H64])" office:value-type="float" office:value="275" calcext:value-type="float">
            <text:p>275</text:p>
          </table:table-cell>
          <table:table-cell table:formula="of:=[.I64]/5" office:value-type="float" office:value="55" calcext:value-type="float">
            <text:p>55</text:p>
          </table:table-cell>
          <table:table-cell table:formula="of:=IF([.D64]&gt;=90; &quot;O&quot;; IF([.D64]&gt;=85; &quot;A+&quot;; IF([.D64]&gt;=80; &quot;A&quot;; IF([.D64]&gt;=75; &quot;B+&quot;; IF([.D64]&gt;=70; &quot;C&quot;;  IF([.D64]&gt;=50; &quot;P&quot;; IF([.D64]&gt;=45; &quot;F&quot;)))))))" office:value-type="string" office:string-value="P" calcext:value-type="string">
            <text:p>P</text:p>
          </table:table-cell>
          <table:table-cell table:formula="of:=IF([.D64]&gt;=90; &quot;9&quot;; IF([.D64]&gt;=85; &quot;8&quot;; IF([.D64]&gt;=80; &quot;7&quot;; IF([.D64]&gt;=75; &quot;7.5 &quot;; IF([.D64]&gt;=70; &quot;7&quot;;  IF([.D64]&gt;=50; &quot;6.5&quot;; IF([.D6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SI24AD464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8" calcext:value-type="float">
            <text:p>68</text:p>
          </table:table-cell>
          <table:table-cell table:formula="of:=SUM([.D65:.H65])" office:value-type="float" office:value="340" calcext:value-type="float">
            <text:p>340</text:p>
          </table:table-cell>
          <table:table-cell table:formula="of:=[.I65]/5" office:value-type="float" office:value="68" calcext:value-type="float">
            <text:p>68</text:p>
          </table:table-cell>
          <table:table-cell table:formula="of:=IF([.D65]&gt;=90; &quot;O&quot;; IF([.D65]&gt;=85; &quot;A+&quot;; IF([.D65]&gt;=80; &quot;A&quot;; IF([.D65]&gt;=75; &quot;B+&quot;; IF([.D65]&gt;=70; &quot;C&quot;;  IF([.D65]&gt;=50; &quot;P&quot;; IF([.D65]&gt;=45; &quot;F&quot;)))))))" office:value-type="string" office:string-value="P" calcext:value-type="string">
            <text:p>P</text:p>
          </table:table-cell>
          <table:table-cell table:formula="of:=IF([.D65]&gt;=90; &quot;9&quot;; IF([.D65]&gt;=85; &quot;8&quot;; IF([.D65]&gt;=80; &quot;7&quot;; IF([.D65]&gt;=75; &quot;7.5 &quot;; IF([.D65]&gt;=70; &quot;7&quot;;  IF([.D65]&gt;=50; &quot;6.5&quot;; IF([.D65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SI24AD465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8" calcext:value-type="float">
            <text:p>88</text:p>
          </table:table-cell>
          <table:table-cell table:formula="of:=SUM([.D66:.H66])" office:value-type="float" office:value="440" calcext:value-type="float">
            <text:p>440</text:p>
          </table:table-cell>
          <table:table-cell table:formula="of:=[.I66]/5" office:value-type="float" office:value="88" calcext:value-type="float">
            <text:p>88</text:p>
          </table:table-cell>
          <table:table-cell table:formula="of:=IF([.D66]&gt;=90; &quot;O&quot;; IF([.D66]&gt;=85; &quot;A+&quot;; IF([.D66]&gt;=80; &quot;A&quot;; IF([.D66]&gt;=75; &quot;B+&quot;; IF([.D66]&gt;=70; &quot;C&quot;;  IF([.D66]&gt;=50; &quot;P&quot;; IF([.D66]&gt;=45; &quot;F&quot;)))))))" office:value-type="string" office:string-value="A+" calcext:value-type="string">
            <text:p>A+</text:p>
          </table:table-cell>
          <table:table-cell table:formula="of:=IF([.D66]&gt;=90; &quot;9&quot;; IF([.D66]&gt;=85; &quot;8&quot;; IF([.D66]&gt;=80; &quot;7&quot;; IF([.D66]&gt;=75; &quot;7.5 &quot;; IF([.D66]&gt;=70; &quot;7&quot;;  IF([.D66]&gt;=50; &quot;6.5&quot;; IF([.D66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4SI24AD466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99" calcext:value-type="float">
            <text:p>99</text:p>
          </table:table-cell>
          <table:table-cell table:formula="of:=SUM([.D67:.H67])" office:value-type="float" office:value="495" calcext:value-type="float">
            <text:p>495</text:p>
          </table:table-cell>
          <table:table-cell table:formula="of:=[.I67]/5" office:value-type="float" office:value="99" calcext:value-type="float">
            <text:p>99</text:p>
          </table:table-cell>
          <table:table-cell table:formula="of:=IF([.D67]&gt;=90; &quot;O&quot;; IF([.D67]&gt;=85; &quot;A+&quot;; IF([.D67]&gt;=80; &quot;A&quot;; IF([.D67]&gt;=75; &quot;B+&quot;; IF([.D67]&gt;=70; &quot;C&quot;;  IF([.D67]&gt;=50; &quot;P&quot;; IF([.D67]&gt;=45; &quot;F&quot;)))))))" office:value-type="string" office:string-value="O" calcext:value-type="string">
            <text:p>O</text:p>
          </table:table-cell>
          <table:table-cell table:formula="of:=IF([.D67]&gt;=90; &quot;9&quot;; IF([.D67]&gt;=85; &quot;8&quot;; IF([.D67]&gt;=80; &quot;7&quot;; IF([.D67]&gt;=75; &quot;7.5 &quot;; IF([.D67]&gt;=70; &quot;7&quot;;  IF([.D67]&gt;=50; &quot;6.5&quot;; IF([.D67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4SI24AD467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68:.H68])" office:value-type="float" office:value="305" calcext:value-type="float">
            <text:p>305</text:p>
          </table:table-cell>
          <table:table-cell table:formula="of:=[.I68]/5" office:value-type="float" office:value="61" calcext:value-type="float">
            <text:p>61</text:p>
          </table:table-cell>
          <table:table-cell table:formula="of:=IF([.D68]&gt;=90; &quot;O&quot;; IF([.D68]&gt;=85; &quot;A+&quot;; IF([.D68]&gt;=80; &quot;A&quot;; IF([.D68]&gt;=75; &quot;B+&quot;; IF([.D68]&gt;=70; &quot;C&quot;;  IF([.D68]&gt;=50; &quot;P&quot;; IF([.D68]&gt;=45; &quot;F&quot;)))))))" office:value-type="string" office:string-value="P" calcext:value-type="string">
            <text:p>P</text:p>
          </table:table-cell>
          <table:table-cell table:formula="of:=IF([.D68]&gt;=90; &quot;9&quot;; IF([.D68]&gt;=85; &quot;8&quot;; IF([.D68]&gt;=80; &quot;7&quot;; IF([.D68]&gt;=75; &quot;7.5 &quot;; IF([.D68]&gt;=70; &quot;7&quot;;  IF([.D68]&gt;=50; &quot;6.5&quot;; IF([.D68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SI24AD468</text:p>
          </table:table-cell>
          <table:table-cell office:value-type="string" calcext:value-type="string">
            <text:p>Dhruv Patel</text:p>
          </table:table-cell>
          <table:table-cell table:number-columns-repeated="5" office:value-type="float" office:value="77" calcext:value-type="float">
            <text:p>77</text:p>
          </table:table-cell>
          <table:table-cell table:formula="of:=SUM([.D69:.H69])" office:value-type="float" office:value="385" calcext:value-type="float">
            <text:p>385</text:p>
          </table:table-cell>
          <table:table-cell table:formula="of:=[.I69]/5" office:value-type="float" office:value="77" calcext:value-type="float">
            <text:p>77</text:p>
          </table:table-cell>
          <table:table-cell table:formula="of:=IF([.D69]&gt;=90; &quot;O&quot;; IF([.D69]&gt;=85; &quot;A+&quot;; IF([.D69]&gt;=80; &quot;A&quot;; IF([.D69]&gt;=75; &quot;B+&quot;; IF([.D69]&gt;=70; &quot;C&quot;;  IF([.D69]&gt;=50; &quot;P&quot;; IF([.D69]&gt;=45; &quot;F&quot;)))))))" office:value-type="string" office:string-value="B+" calcext:value-type="string">
            <text:p>B+</text:p>
          </table:table-cell>
          <table:table-cell table:formula="of:=IF([.D69]&gt;=90; &quot;9&quot;; IF([.D69]&gt;=85; &quot;8&quot;; IF([.D69]&gt;=80; &quot;7&quot;; IF([.D69]&gt;=75; &quot;7.5 &quot;; IF([.D69]&gt;=70; &quot;7&quot;;  IF([.D69]&gt;=50; &quot;6.5&quot;; IF([.D6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SI24AD469</text:p>
          </table:table-cell>
          <table:table-cell office:value-type="string" calcext:value-type="string">
            <text:p>Anaya Verma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SUM([.D70:.H70])" office:value-type="float" office:value="305" calcext:value-type="float">
            <text:p>305</text:p>
          </table:table-cell>
          <table:table-cell table:formula="of:=[.I70]/5" office:value-type="float" office:value="61" calcext:value-type="float">
            <text:p>61</text:p>
          </table:table-cell>
          <table:table-cell table:formula="of:=IF([.D70]&gt;=90; &quot;O&quot;; IF([.D70]&gt;=85; &quot;A+&quot;; IF([.D70]&gt;=80; &quot;A&quot;; IF([.D70]&gt;=75; &quot;B+&quot;; IF([.D70]&gt;=70; &quot;C&quot;;  IF([.D70]&gt;=50; &quot;P&quot;; IF([.D70]&gt;=45; &quot;F&quot;)))))))" office:value-type="string" office:string-value="P" calcext:value-type="string">
            <text:p>P</text:p>
          </table:table-cell>
          <table:table-cell table:formula="of:=IF([.D70]&gt;=90; &quot;9&quot;; IF([.D70]&gt;=85; &quot;8&quot;; IF([.D70]&gt;=80; &quot;7&quot;; IF([.D70]&gt;=75; &quot;7.5 &quot;; IF([.D70]&gt;=70; &quot;7&quot;;  IF([.D70]&gt;=50; &quot;6.5&quot;; IF([.D70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SI24AD470</text:p>
          </table:table-cell>
          <table:table-cell office:value-type="string" calcext:value-type="string">
            <text:p>Aarav Sharma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1" calcext:value-type="float">
            <text:p>61</text:p>
          </table:table-cell>
          <table:table-cell table:formula="of:=SUM([.D71:.H71])" office:value-type="float" office:value="312" calcext:value-type="float">
            <text:p>312</text:p>
          </table:table-cell>
          <table:table-cell table:formula="of:=[.I71]/5" office:value-type="float" office:value="62.4" calcext:value-type="float">
            <text:p>62.4</text:p>
          </table:table-cell>
          <table:table-cell table:formula="of:=IF([.D71]&gt;=90; &quot;O&quot;; IF([.D71]&gt;=85; &quot;A+&quot;; IF([.D71]&gt;=80; &quot;A&quot;; IF([.D71]&gt;=75; &quot;B+&quot;; IF([.D71]&gt;=70; &quot;C&quot;;  IF([.D71]&gt;=50; &quot;P&quot;; IF([.D71]&gt;=45; &quot;F&quot;)))))))" office:value-type="string" office:string-value="A" calcext:value-type="string">
            <text:p>A</text:p>
          </table:table-cell>
          <table:table-cell table:formula="of:=IF([.D71]&gt;=90; &quot;9&quot;; IF([.D71]&gt;=85; &quot;8&quot;; IF([.D71]&gt;=80; &quot;7&quot;; IF([.D71]&gt;=75; &quot;7.5 &quot;; IF([.D71]&gt;=70; &quot;7&quot;;  IF([.D71]&gt;=50; &quot;6.5&quot;; IF([.D71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SI24AD471</text:p>
          </table:table-cell>
          <table:table-cell office:value-type="string" calcext:value-type="string">
            <text:p>Vivaan Gupta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7" calcext:value-type="float">
            <text:p>97</text:p>
          </table:table-cell>
          <table:table-cell table:formula="of:=SUM([.D72:.H72])" office:value-type="float" office:value="456" calcext:value-type="float">
            <text:p>456</text:p>
          </table:table-cell>
          <table:table-cell table:formula="of:=[.I72]/5" office:value-type="float" office:value="91.2" calcext:value-type="float">
            <text:p>91.2</text:p>
          </table:table-cell>
          <table:table-cell table:formula="of:=IF([.D72]&gt;=90; &quot;O&quot;; IF([.D72]&gt;=85; &quot;A+&quot;; IF([.D72]&gt;=80; &quot;A&quot;; IF([.D72]&gt;=75; &quot;B+&quot;; IF([.D72]&gt;=70; &quot;C&quot;;  IF([.D72]&gt;=50; &quot;P&quot;; IF([.D72]&gt;=45; &quot;F&quot;)))))))" office:value-type="string" office:string-value="B+" calcext:value-type="string">
            <text:p>B+</text:p>
          </table:table-cell>
          <table:table-cell table:formula="of:=IF([.D72]&gt;=90; &quot;9&quot;; IF([.D72]&gt;=85; &quot;8&quot;; IF([.D72]&gt;=80; &quot;7&quot;; IF([.D72]&gt;=75; &quot;7.5 &quot;; IF([.D72]&gt;=70; &quot;7&quot;;  IF([.D72]&gt;=50; &quot;6.5&quot;; IF([.D72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SI24AD472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6" calcext:value-type="float">
            <text:p>56</text:p>
          </table:table-cell>
          <table:table-cell table:formula="of:=SUM([.D73:.H73])" office:value-type="float" office:value="280" calcext:value-type="float">
            <text:p>280</text:p>
          </table:table-cell>
          <table:table-cell table:formula="of:=[.I73]/5" office:value-type="float" office:value="56" calcext:value-type="float">
            <text:p>56</text:p>
          </table:table-cell>
          <table:table-cell table:formula="of:=IF([.D73]&gt;=90; &quot;O&quot;; IF([.D73]&gt;=85; &quot;A+&quot;; IF([.D73]&gt;=80; &quot;A&quot;; IF([.D73]&gt;=75; &quot;B+&quot;; IF([.D73]&gt;=70; &quot;C&quot;;  IF([.D73]&gt;=50; &quot;P&quot;; IF([.D73]&gt;=45; &quot;F&quot;)))))))" office:value-type="string" office:string-value="P" calcext:value-type="string">
            <text:p>P</text:p>
          </table:table-cell>
          <table:table-cell table:formula="of:=IF([.D73]&gt;=90; &quot;9&quot;; IF([.D73]&gt;=85; &quot;8&quot;; IF([.D73]&gt;=80; &quot;7&quot;; IF([.D73]&gt;=75; &quot;7.5 &quot;; IF([.D73]&gt;=70; &quot;7&quot;;  IF([.D73]&gt;=50; &quot;6.5&quot;; IF([.D73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SI24AD473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9" calcext:value-type="float">
            <text:p>69</text:p>
          </table:table-cell>
          <table:table-cell table:formula="of:=SUM([.D74:.H74])" office:value-type="float" office:value="345" calcext:value-type="float">
            <text:p>345</text:p>
          </table:table-cell>
          <table:table-cell table:formula="of:=[.I74]/5" office:value-type="float" office:value="69" calcext:value-type="float">
            <text:p>69</text:p>
          </table:table-cell>
          <table:table-cell table:formula="of:=IF([.D74]&gt;=90; &quot;O&quot;; IF([.D74]&gt;=85; &quot;A+&quot;; IF([.D74]&gt;=80; &quot;A&quot;; IF([.D74]&gt;=75; &quot;B+&quot;; IF([.D74]&gt;=70; &quot;C&quot;;  IF([.D74]&gt;=50; &quot;P&quot;; IF([.D74]&gt;=45; &quot;F&quot;)))))))" office:value-type="string" office:string-value="P" calcext:value-type="string">
            <text:p>P</text:p>
          </table:table-cell>
          <table:table-cell table:formula="of:=IF([.D74]&gt;=90; &quot;9&quot;; IF([.D74]&gt;=85; &quot;8&quot;; IF([.D74]&gt;=80; &quot;7&quot;; IF([.D74]&gt;=75; &quot;7.5 &quot;; IF([.D74]&gt;=70; &quot;7&quot;;  IF([.D74]&gt;=50; &quot;6.5&quot;; IF([.D7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SI24AD474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9" calcext:value-type="float">
            <text:p>89</text:p>
          </table:table-cell>
          <table:table-cell table:formula="of:=SUM([.D75:.H75])" office:value-type="float" office:value="445" calcext:value-type="float">
            <text:p>445</text:p>
          </table:table-cell>
          <table:table-cell table:formula="of:=[.I75]/5" office:value-type="float" office:value="89" calcext:value-type="float">
            <text:p>89</text:p>
          </table:table-cell>
          <table:table-cell table:formula="of:=IF([.D75]&gt;=90; &quot;O&quot;; IF([.D75]&gt;=85; &quot;A+&quot;; IF([.D75]&gt;=80; &quot;A&quot;; IF([.D75]&gt;=75; &quot;B+&quot;; IF([.D75]&gt;=70; &quot;C&quot;;  IF([.D75]&gt;=50; &quot;P&quot;; IF([.D75]&gt;=45; &quot;F&quot;)))))))" office:value-type="string" office:string-value="A+" calcext:value-type="string">
            <text:p>A+</text:p>
          </table:table-cell>
          <table:table-cell table:formula="of:=IF([.D75]&gt;=90; &quot;9&quot;; IF([.D75]&gt;=85; &quot;8&quot;; IF([.D75]&gt;=80; &quot;7&quot;; IF([.D75]&gt;=75; &quot;7.5 &quot;; IF([.D75]&gt;=70; &quot;7&quot;;  IF([.D75]&gt;=50; &quot;6.5&quot;; IF([.D75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SI24AD475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D76:.H76])" office:value-type="float" office:value="500" calcext:value-type="float">
            <text:p>500</text:p>
          </table:table-cell>
          <table:table-cell table:formula="of:=[.I76]/5" office:value-type="float" office:value="100" calcext:value-type="float">
            <text:p>100</text:p>
          </table:table-cell>
          <table:table-cell table:formula="of:=IF([.D76]&gt;=90; &quot;O&quot;; IF([.D76]&gt;=85; &quot;A+&quot;; IF([.D76]&gt;=80; &quot;A&quot;; IF([.D76]&gt;=75; &quot;B+&quot;; IF([.D76]&gt;=70; &quot;C&quot;;  IF([.D76]&gt;=50; &quot;P&quot;; IF([.D76]&gt;=45; &quot;F&quot;)))))))" office:value-type="string" office:string-value="O" calcext:value-type="string">
            <text:p>O</text:p>
          </table:table-cell>
          <table:table-cell table:formula="of:=IF([.D76]&gt;=90; &quot;9&quot;; IF([.D76]&gt;=85; &quot;8&quot;; IF([.D76]&gt;=80; &quot;7&quot;; IF([.D76]&gt;=75; &quot;7.5 &quot;; IF([.D76]&gt;=70; &quot;7&quot;;  IF([.D76]&gt;=50; &quot;6.5&quot;; IF([.D76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SI24AD476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77:.H77])" office:value-type="float" office:value="310" calcext:value-type="float">
            <text:p>310</text:p>
          </table:table-cell>
          <table:table-cell table:formula="of:=[.I77]/5" office:value-type="float" office:value="62" calcext:value-type="float">
            <text:p>62</text:p>
          </table:table-cell>
          <table:table-cell table:formula="of:=IF([.D77]&gt;=90; &quot;O&quot;; IF([.D77]&gt;=85; &quot;A+&quot;; IF([.D77]&gt;=80; &quot;A&quot;; IF([.D77]&gt;=75; &quot;B+&quot;; IF([.D77]&gt;=70; &quot;C&quot;;  IF([.D77]&gt;=50; &quot;P&quot;; IF([.D77]&gt;=45; &quot;F&quot;)))))))" office:value-type="string" office:string-value="P" calcext:value-type="string">
            <text:p>P</text:p>
          </table:table-cell>
          <table:table-cell table:formula="of:=IF([.D77]&gt;=90; &quot;9&quot;; IF([.D77]&gt;=85; &quot;8&quot;; IF([.D77]&gt;=80; &quot;7&quot;; IF([.D77]&gt;=75; &quot;7.5 &quot;; IF([.D77]&gt;=70; &quot;7&quot;;  IF([.D77]&gt;=50; &quot;6.5&quot;; IF([.D77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SI24AD477</text:p>
          </table:table-cell>
          <table:table-cell office:value-type="string" calcext:value-type="string">
            <text:p>Aarav Sharma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78" calcext:value-type="float">
            <text:p>78</text:p>
          </table:table-cell>
          <table:table-cell table:formula="of:=SUM([.D78:.H78])" office:value-type="float" office:value="375" calcext:value-type="float">
            <text:p>375</text:p>
          </table:table-cell>
          <table:table-cell table:formula="of:=[.I78]/5" office:value-type="float" office:value="75" calcext:value-type="float">
            <text:p>75</text:p>
          </table:table-cell>
          <table:table-cell table:formula="of:=IF([.D78]&gt;=90; &quot;O&quot;; IF([.D78]&gt;=85; &quot;A+&quot;; IF([.D78]&gt;=80; &quot;A&quot;; IF([.D78]&gt;=75; &quot;B+&quot;; IF([.D78]&gt;=70; &quot;C&quot;;  IF([.D78]&gt;=50; &quot;P&quot;; IF([.D78]&gt;=45; &quot;F&quot;)))))))" office:value-type="string" office:string-value="B+" calcext:value-type="string">
            <text:p>B+</text:p>
          </table:table-cell>
          <table:table-cell table:formula="of:=IF([.D78]&gt;=90; &quot;9&quot;; IF([.D78]&gt;=85; &quot;8&quot;; IF([.D78]&gt;=80; &quot;7&quot;; IF([.D78]&gt;=75; &quot;7.5 &quot;; IF([.D78]&gt;=70; &quot;7&quot;;  IF([.D78]&gt;=50; &quot;6.5&quot;; IF([.D78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SI24AD478</text:p>
          </table:table-cell>
          <table:table-cell office:value-type="string" calcext:value-type="string">
            <text:p>Arjun Reddy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70" calcext:value-type="float">
            <text:p>70</text:p>
          </table:table-cell>
          <table:table-cell table:formula="of:=SUM([.D79:.H79])" office:value-type="float" office:value="359" calcext:value-type="float">
            <text:p>359</text:p>
          </table:table-cell>
          <table:table-cell table:formula="of:=[.I79]/5" office:value-type="float" office:value="71.8" calcext:value-type="float">
            <text:p>71.8</text:p>
          </table:table-cell>
          <table:table-cell table:formula="of:=IF([.D79]&gt;=90; &quot;O&quot;; IF([.D79]&gt;=85; &quot;A+&quot;; IF([.D79]&gt;=80; &quot;A&quot;; IF([.D79]&gt;=75; &quot;B+&quot;; IF([.D79]&gt;=70; &quot;C&quot;;  IF([.D79]&gt;=50; &quot;P&quot;; IF([.D79]&gt;=45; &quot;F&quot;)))))))" office:value-type="string" office:string-value="B+" calcext:value-type="string">
            <text:p>B+</text:p>
          </table:table-cell>
          <table:table-cell table:formula="of:=IF([.D79]&gt;=90; &quot;9&quot;; IF([.D79]&gt;=85; &quot;8&quot;; IF([.D79]&gt;=80; &quot;7&quot;; IF([.D79]&gt;=75; &quot;7.5 &quot;; IF([.D79]&gt;=70; &quot;7&quot;;  IF([.D79]&gt;=50; &quot;6.5&quot;; IF([.D7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SI24AD479</text:p>
          </table:table-cell>
          <table:table-cell office:value-type="string" calcext:value-type="string">
            <text:p>Reyansh Joshi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formula="of:=SUM([.D80:.H80])" office:value-type="float" office:value="440" calcext:value-type="float">
            <text:p>440</text:p>
          </table:table-cell>
          <table:table-cell table:formula="of:=[.I80]/5" office:value-type="float" office:value="88" calcext:value-type="float">
            <text:p>88</text:p>
          </table:table-cell>
          <table:table-cell table:formula="of:=IF([.D80]&gt;=90; &quot;O&quot;; IF([.D80]&gt;=85; &quot;A+&quot;; IF([.D80]&gt;=80; &quot;A&quot;; IF([.D80]&gt;=75; &quot;B+&quot;; IF([.D80]&gt;=70; &quot;C&quot;;  IF([.D80]&gt;=50; &quot;P&quot;; IF([.D80]&gt;=45; &quot;F&quot;)))))))" office:value-type="string" office:string-value="A" calcext:value-type="string">
            <text:p>A</text:p>
          </table:table-cell>
          <table:table-cell table:formula="of:=IF([.D80]&gt;=90; &quot;9&quot;; IF([.D80]&gt;=85; &quot;8&quot;; IF([.D80]&gt;=80; &quot;7&quot;; IF([.D80]&gt;=75; &quot;7.5 &quot;; IF([.D80]&gt;=70; &quot;7&quot;;  IF([.D80]&gt;=50; &quot;6.5&quot;; IF([.D80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SI24AD480</text:p>
          </table:table-cell>
          <table:table-cell office:value-type="string" calcext:value-type="string">
            <text:p>Ayaan Mehta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78" calcext:value-type="float">
            <text:p>78</text:p>
          </table:table-cell>
          <table:table-cell table:formula="of:=SUM([.D81:.H81])" office:value-type="float" office:value="404" calcext:value-type="float">
            <text:p>404</text:p>
          </table:table-cell>
          <table:table-cell table:formula="of:=[.I81]/5" office:value-type="float" office:value="80.8" calcext:value-type="float">
            <text:p>80.8</text:p>
          </table:table-cell>
          <table:table-cell table:formula="of:=IF([.D81]&gt;=90; &quot;O&quot;; IF([.D81]&gt;=85; &quot;A+&quot;; IF([.D81]&gt;=80; &quot;A&quot;; IF([.D81]&gt;=75; &quot;B+&quot;; IF([.D81]&gt;=70; &quot;C&quot;;  IF([.D81]&gt;=50; &quot;P&quot;; IF([.D81]&gt;=45; &quot;F&quot;)))))))" office:value-type="string" office:string-value="A" calcext:value-type="string">
            <text:p>A</text:p>
          </table:table-cell>
          <table:table-cell table:formula="of:=IF([.D81]&gt;=90; &quot;9&quot;; IF([.D81]&gt;=85; &quot;8&quot;; IF([.D81]&gt;=80; &quot;7&quot;; IF([.D81]&gt;=75; &quot;7.5 &quot;; IF([.D81]&gt;=70; &quot;7&quot;;  IF([.D81]&gt;=50; &quot;6.5&quot;; IF([.D81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SI24AD481</text:p>
          </table:table-cell>
          <table:table-cell office:value-type="string" calcext:value-type="string">
            <text:p>Aarav Sharma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89" calcext:value-type="float">
            <text:p>89</text:p>
          </table:table-cell>
          <table:table-cell table:formula="of:=SUM([.D82:.H82])" office:value-type="float" office:value="443" calcext:value-type="float">
            <text:p>443</text:p>
          </table:table-cell>
          <table:table-cell table:formula="of:=[.I82]/5" office:value-type="float" office:value="88.6" calcext:value-type="float">
            <text:p>88.6</text:p>
          </table:table-cell>
          <table:table-cell table:formula="of:=IF([.D82]&gt;=90; &quot;O&quot;; IF([.D82]&gt;=85; &quot;A+&quot;; IF([.D82]&gt;=80; &quot;A&quot;; IF([.D82]&gt;=75; &quot;B+&quot;; IF([.D82]&gt;=70; &quot;C&quot;;  IF([.D82]&gt;=50; &quot;P&quot;; IF([.D82]&gt;=45; &quot;F&quot;)))))))" office:value-type="string" office:string-value="A+" calcext:value-type="string">
            <text:p>A+</text:p>
          </table:table-cell>
          <table:table-cell table:formula="of:=IF([.D82]&gt;=90; &quot;9&quot;; IF([.D82]&gt;=85; &quot;8&quot;; IF([.D82]&gt;=80; &quot;7&quot;; IF([.D82]&gt;=75; &quot;7.5 &quot;; IF([.D82]&gt;=70; &quot;7&quot;;  IF([.D82]&gt;=50; &quot;6.5&quot;; IF([.D82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SI24AD482</text:p>
          </table:table-cell>
          <table:table-cell office:value-type="string" calcext:value-type="string">
            <text:p>Vivaan Gupta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89" calcext:value-type="float">
            <text:p>89</text:p>
          </table:table-cell>
          <table:table-cell table:formula="of:=SUM([.D83:.H83])" office:value-type="float" office:value="443" calcext:value-type="float">
            <text:p>443</text:p>
          </table:table-cell>
          <table:table-cell table:formula="of:=[.I83]/5" office:value-type="float" office:value="88.6" calcext:value-type="float">
            <text:p>88.6</text:p>
          </table:table-cell>
          <table:table-cell table:formula="of:=IF([.D83]&gt;=90; &quot;O&quot;; IF([.D83]&gt;=85; &quot;A+&quot;; IF([.D83]&gt;=80; &quot;A&quot;; IF([.D83]&gt;=75; &quot;B+&quot;; IF([.D83]&gt;=70; &quot;C&quot;;  IF([.D83]&gt;=50; &quot;P&quot;; IF([.D83]&gt;=45; &quot;F&quot;)))))))" office:value-type="string" office:string-value="B+" calcext:value-type="string">
            <text:p>B+</text:p>
          </table:table-cell>
          <table:table-cell table:formula="of:=IF([.D83]&gt;=90; &quot;9&quot;; IF([.D83]&gt;=85; &quot;8&quot;; IF([.D83]&gt;=80; &quot;7&quot;; IF([.D83]&gt;=75; &quot;7.5 &quot;; IF([.D83]&gt;=70; &quot;7&quot;;  IF([.D83]&gt;=50; &quot;6.5&quot;; IF([.D83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SI24AD483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6" calcext:value-type="float">
            <text:p>56</text:p>
          </table:table-cell>
          <table:table-cell table:formula="of:=SUM([.D84:.H84])" office:value-type="float" office:value="280" calcext:value-type="float">
            <text:p>280</text:p>
          </table:table-cell>
          <table:table-cell table:formula="of:=[.I84]/5" office:value-type="float" office:value="56" calcext:value-type="float">
            <text:p>56</text:p>
          </table:table-cell>
          <table:table-cell table:formula="of:=IF([.D84]&gt;=90; &quot;O&quot;; IF([.D84]&gt;=85; &quot;A+&quot;; IF([.D84]&gt;=80; &quot;A&quot;; IF([.D84]&gt;=75; &quot;B+&quot;; IF([.D84]&gt;=70; &quot;C&quot;;  IF([.D84]&gt;=50; &quot;P&quot;; IF([.D84]&gt;=45; &quot;F&quot;)))))))" office:value-type="string" office:string-value="P" calcext:value-type="string">
            <text:p>P</text:p>
          </table:table-cell>
          <table:table-cell table:formula="of:=IF([.D84]&gt;=90; &quot;9&quot;; IF([.D84]&gt;=85; &quot;8&quot;; IF([.D84]&gt;=80; &quot;7&quot;; IF([.D84]&gt;=75; &quot;7.5 &quot;; IF([.D84]&gt;=70; &quot;7&quot;;  IF([.D84]&gt;=50; &quot;6.5&quot;; IF([.D84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SI24AD484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69" calcext:value-type="float">
            <text:p>69</text:p>
          </table:table-cell>
          <table:table-cell table:formula="of:=SUM([.D85:.H85])" office:value-type="float" office:value="345" calcext:value-type="float">
            <text:p>345</text:p>
          </table:table-cell>
          <table:table-cell table:formula="of:=[.I85]/5" office:value-type="float" office:value="69" calcext:value-type="float">
            <text:p>69</text:p>
          </table:table-cell>
          <table:table-cell table:formula="of:=IF([.D85]&gt;=90; &quot;O&quot;; IF([.D85]&gt;=85; &quot;A+&quot;; IF([.D85]&gt;=80; &quot;A&quot;; IF([.D85]&gt;=75; &quot;B+&quot;; IF([.D85]&gt;=70; &quot;C&quot;;  IF([.D85]&gt;=50; &quot;P&quot;; IF([.D85]&gt;=45; &quot;F&quot;)))))))" office:value-type="string" office:string-value="P" calcext:value-type="string">
            <text:p>P</text:p>
          </table:table-cell>
          <table:table-cell table:formula="of:=IF([.D85]&gt;=90; &quot;9&quot;; IF([.D85]&gt;=85; &quot;8&quot;; IF([.D85]&gt;=80; &quot;7&quot;; IF([.D85]&gt;=75; &quot;7.5 &quot;; IF([.D85]&gt;=70; &quot;7&quot;;  IF([.D85]&gt;=50; &quot;6.5&quot;; IF([.D85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SI24AD485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89" calcext:value-type="float">
            <text:p>89</text:p>
          </table:table-cell>
          <table:table-cell table:formula="of:=SUM([.D86:.H86])" office:value-type="float" office:value="445" calcext:value-type="float">
            <text:p>445</text:p>
          </table:table-cell>
          <table:table-cell table:formula="of:=[.I86]/5" office:value-type="float" office:value="89" calcext:value-type="float">
            <text:p>89</text:p>
          </table:table-cell>
          <table:table-cell table:formula="of:=IF([.D86]&gt;=90; &quot;O&quot;; IF([.D86]&gt;=85; &quot;A+&quot;; IF([.D86]&gt;=80; &quot;A&quot;; IF([.D86]&gt;=75; &quot;B+&quot;; IF([.D86]&gt;=70; &quot;C&quot;;  IF([.D86]&gt;=50; &quot;P&quot;; IF([.D86]&gt;=45; &quot;F&quot;)))))))" office:value-type="string" office:string-value="A+" calcext:value-type="string">
            <text:p>A+</text:p>
          </table:table-cell>
          <table:table-cell table:formula="of:=IF([.D86]&gt;=90; &quot;9&quot;; IF([.D86]&gt;=85; &quot;8&quot;; IF([.D86]&gt;=80; &quot;7&quot;; IF([.D86]&gt;=75; &quot;7.5 &quot;; IF([.D86]&gt;=70; &quot;7&quot;;  IF([.D86]&gt;=50; &quot;6.5&quot;; IF([.D86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SI24AD486</text:p>
          </table:table-cell>
          <table:table-cell office:value-type="string" calcext:value-type="string">
            <text:p>Reyansh Joshi</text:p>
          </table:table-cell>
          <table:table-cell table:number-columns-repeated="5" office:value-type="float" office:value="100" calcext:value-type="float">
            <text:p>100</text:p>
          </table:table-cell>
          <table:table-cell table:formula="of:=SUM([.D87:.H87])" office:value-type="float" office:value="500" calcext:value-type="float">
            <text:p>500</text:p>
          </table:table-cell>
          <table:table-cell table:formula="of:=[.I87]/5" office:value-type="float" office:value="100" calcext:value-type="float">
            <text:p>100</text:p>
          </table:table-cell>
          <table:table-cell table:formula="of:=IF([.D87]&gt;=90; &quot;O&quot;; IF([.D87]&gt;=85; &quot;A+&quot;; IF([.D87]&gt;=80; &quot;A&quot;; IF([.D87]&gt;=75; &quot;B+&quot;; IF([.D87]&gt;=70; &quot;C&quot;;  IF([.D87]&gt;=50; &quot;P&quot;; IF([.D87]&gt;=45; &quot;F&quot;)))))))" office:value-type="string" office:string-value="O" calcext:value-type="string">
            <text:p>O</text:p>
          </table:table-cell>
          <table:table-cell table:formula="of:=IF([.D87]&gt;=90; &quot;9&quot;; IF([.D87]&gt;=85; &quot;8&quot;; IF([.D87]&gt;=80; &quot;7&quot;; IF([.D87]&gt;=75; &quot;7.5 &quot;; IF([.D87]&gt;=70; &quot;7&quot;;  IF([.D87]&gt;=50; &quot;6.5&quot;; IF([.D87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SI24AD487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88:.H88])" office:value-type="float" office:value="310" calcext:value-type="float">
            <text:p>310</text:p>
          </table:table-cell>
          <table:table-cell table:formula="of:=[.I88]/5" office:value-type="float" office:value="62" calcext:value-type="float">
            <text:p>62</text:p>
          </table:table-cell>
          <table:table-cell table:formula="of:=IF([.D88]&gt;=90; &quot;O&quot;; IF([.D88]&gt;=85; &quot;A+&quot;; IF([.D88]&gt;=80; &quot;A&quot;; IF([.D88]&gt;=75; &quot;B+&quot;; IF([.D88]&gt;=70; &quot;C&quot;;  IF([.D88]&gt;=50; &quot;P&quot;; IF([.D88]&gt;=45; &quot;F&quot;)))))))" office:value-type="string" office:string-value="P" calcext:value-type="string">
            <text:p>P</text:p>
          </table:table-cell>
          <table:table-cell table:formula="of:=IF([.D88]&gt;=90; &quot;9&quot;; IF([.D88]&gt;=85; &quot;8&quot;; IF([.D88]&gt;=80; &quot;7&quot;; IF([.D88]&gt;=75; &quot;7.5 &quot;; IF([.D88]&gt;=70; &quot;7&quot;;  IF([.D88]&gt;=50; &quot;6.5&quot;; IF([.D88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SI24AD488</text:p>
          </table:table-cell>
          <table:table-cell office:value-type="string" calcext:value-type="string">
            <text:p>Dhruv Patel</text:p>
          </table:table-cell>
          <table:table-cell table:number-columns-repeated="5" office:value-type="float" office:value="78" calcext:value-type="float">
            <text:p>78</text:p>
          </table:table-cell>
          <table:table-cell table:formula="of:=SUM([.D89:.H89])" office:value-type="float" office:value="390" calcext:value-type="float">
            <text:p>390</text:p>
          </table:table-cell>
          <table:table-cell table:formula="of:=[.I89]/5" office:value-type="float" office:value="78" calcext:value-type="float">
            <text:p>78</text:p>
          </table:table-cell>
          <table:table-cell table:formula="of:=IF([.D89]&gt;=90; &quot;O&quot;; IF([.D89]&gt;=85; &quot;A+&quot;; IF([.D89]&gt;=80; &quot;A&quot;; IF([.D89]&gt;=75; &quot;B+&quot;; IF([.D89]&gt;=70; &quot;C&quot;;  IF([.D89]&gt;=50; &quot;P&quot;; IF([.D89]&gt;=45; &quot;F&quot;)))))))" office:value-type="string" office:string-value="B+" calcext:value-type="string">
            <text:p>B+</text:p>
          </table:table-cell>
          <table:table-cell table:formula="of:=IF([.D89]&gt;=90; &quot;9&quot;; IF([.D89]&gt;=85; &quot;8&quot;; IF([.D89]&gt;=80; &quot;7&quot;; IF([.D89]&gt;=75; &quot;7.5 &quot;; IF([.D89]&gt;=70; &quot;7&quot;;  IF([.D89]&gt;=50; &quot;6.5&quot;; IF([.D89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SI24AD489</text:p>
          </table:table-cell>
          <table:table-cell office:value-type="string" calcext:value-type="string">
            <text:p>Anaya Verma</text:p>
          </table:table-cell>
          <table:table-cell table:number-columns-repeated="5" office:value-type="float" office:value="62" calcext:value-type="float">
            <text:p>62</text:p>
          </table:table-cell>
          <table:table-cell table:formula="of:=SUM([.D90:.H90])" office:value-type="float" office:value="310" calcext:value-type="float">
            <text:p>310</text:p>
          </table:table-cell>
          <table:table-cell table:formula="of:=[.I90]/5" office:value-type="float" office:value="62" calcext:value-type="float">
            <text:p>62</text:p>
          </table:table-cell>
          <table:table-cell table:formula="of:=IF([.D90]&gt;=90; &quot;O&quot;; IF([.D90]&gt;=85; &quot;A+&quot;; IF([.D90]&gt;=80; &quot;A&quot;; IF([.D90]&gt;=75; &quot;B+&quot;; IF([.D90]&gt;=70; &quot;C&quot;;  IF([.D90]&gt;=50; &quot;P&quot;; IF([.D90]&gt;=45; &quot;F&quot;)))))))" office:value-type="string" office:string-value="P" calcext:value-type="string">
            <text:p>P</text:p>
          </table:table-cell>
          <table:table-cell table:formula="of:=IF([.D90]&gt;=90; &quot;9&quot;; IF([.D90]&gt;=85; &quot;8&quot;; IF([.D90]&gt;=80; &quot;7&quot;; IF([.D90]&gt;=75; &quot;7.5 &quot;; IF([.D90]&gt;=70; &quot;7&quot;;  IF([.D90]&gt;=50; &quot;6.5&quot;; IF([.D90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SI24AD490</text:p>
          </table:table-cell>
          <table:table-cell office:value-type="string" calcext:value-type="string">
            <text:p>Aarav Sharma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62" calcext:value-type="float">
            <text:p>62</text:p>
          </table:table-cell>
          <table:table-cell table:formula="of:=SUM([.D91:.H91])" office:value-type="float" office:value="317" calcext:value-type="float">
            <text:p>317</text:p>
          </table:table-cell>
          <table:table-cell table:formula="of:=[.I91]/5" office:value-type="float" office:value="63.4" calcext:value-type="float">
            <text:p>63.4</text:p>
          </table:table-cell>
          <table:table-cell table:formula="of:=IF([.D91]&gt;=90; &quot;O&quot;; IF([.D91]&gt;=85; &quot;A+&quot;; IF([.D91]&gt;=80; &quot;A&quot;; IF([.D91]&gt;=75; &quot;B+&quot;; IF([.D91]&gt;=70; &quot;C&quot;;  IF([.D91]&gt;=50; &quot;P&quot;; IF([.D91]&gt;=45; &quot;F&quot;)))))))" office:value-type="string" office:string-value="A" calcext:value-type="string">
            <text:p>A</text:p>
          </table:table-cell>
          <table:table-cell table:formula="of:=IF([.D91]&gt;=90; &quot;9&quot;; IF([.D91]&gt;=85; &quot;8&quot;; IF([.D91]&gt;=80; &quot;7&quot;; IF([.D91]&gt;=75; &quot;7.5 &quot;; IF([.D91]&gt;=70; &quot;7&quot;;  IF([.D91]&gt;=50; &quot;6.5&quot;; IF([.D91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SI24AD491</text:p>
          </table:table-cell>
          <table:table-cell office:value-type="string" calcext:value-type="string">
            <text:p>Vivaan Gupta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98" calcext:value-type="float">
            <text:p>98</text:p>
          </table:table-cell>
          <table:table-cell table:formula="of:=SUM([.D92:.H92])" office:value-type="float" office:value="450" calcext:value-type="float">
            <text:p>450</text:p>
          </table:table-cell>
          <table:table-cell table:formula="of:=[.I92]/5" office:value-type="float" office:value="90" calcext:value-type="float">
            <text:p>90</text:p>
          </table:table-cell>
          <table:table-cell table:formula="of:=IF([.D92]&gt;=90; &quot;O&quot;; IF([.D92]&gt;=85; &quot;A+&quot;; IF([.D92]&gt;=80; &quot;A&quot;; IF([.D92]&gt;=75; &quot;B+&quot;; IF([.D92]&gt;=70; &quot;C&quot;;  IF([.D92]&gt;=50; &quot;P&quot;; IF([.D92]&gt;=45; &quot;F&quot;)))))))" office:value-type="string" office:string-value="B+" calcext:value-type="string">
            <text:p>B+</text:p>
          </table:table-cell>
          <table:table-cell table:formula="of:=IF([.D92]&gt;=90; &quot;9&quot;; IF([.D92]&gt;=85; &quot;8&quot;; IF([.D92]&gt;=80; &quot;7&quot;; IF([.D92]&gt;=75; &quot;7.5 &quot;; IF([.D92]&gt;=70; &quot;7&quot;;  IF([.D92]&gt;=50; &quot;6.5&quot;; IF([.D92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SI24AD492</text:p>
          </table:table-cell>
          <table:table-cell office:value-type="string" calcext:value-type="string">
            <text:p>Aditya Kumar</text:p>
          </table:table-cell>
          <table:table-cell table:number-columns-repeated="5" office:value-type="float" office:value="57" calcext:value-type="float">
            <text:p>57</text:p>
          </table:table-cell>
          <table:table-cell table:formula="of:=SUM([.D93:.H93])" office:value-type="float" office:value="285" calcext:value-type="float">
            <text:p>285</text:p>
          </table:table-cell>
          <table:table-cell table:formula="of:=[.I93]/5" office:value-type="float" office:value="57" calcext:value-type="float">
            <text:p>57</text:p>
          </table:table-cell>
          <table:table-cell table:formula="of:=IF([.D93]&gt;=90; &quot;O&quot;; IF([.D93]&gt;=85; &quot;A+&quot;; IF([.D93]&gt;=80; &quot;A&quot;; IF([.D93]&gt;=75; &quot;B+&quot;; IF([.D93]&gt;=70; &quot;C&quot;;  IF([.D93]&gt;=50; &quot;P&quot;; IF([.D93]&gt;=45; &quot;F&quot;)))))))" office:value-type="string" office:string-value="P" calcext:value-type="string">
            <text:p>P</text:p>
          </table:table-cell>
          <table:table-cell table:formula="of:=IF([.D93]&gt;=90; &quot;9&quot;; IF([.D93]&gt;=85; &quot;8&quot;; IF([.D93]&gt;=80; &quot;7&quot;; IF([.D93]&gt;=75; &quot;7.5 &quot;; IF([.D93]&gt;=70; &quot;7&quot;;  IF([.D93]&gt;=50; &quot;6.5&quot;; IF([.D93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SI24AD493</text:p>
          </table:table-cell>
          <table:table-cell office:value-type="string" calcext:value-type="string">
            <text:p>Vihaan Singh</text:p>
          </table:table-cell>
          <table:table-cell table:number-columns-repeated="5" office:value-type="float" office:value="70" calcext:value-type="float">
            <text:p>70</text:p>
          </table:table-cell>
          <table:table-cell table:formula="of:=SUM([.D94:.H94])" office:value-type="float" office:value="350" calcext:value-type="float">
            <text:p>350</text:p>
          </table:table-cell>
          <table:table-cell table:formula="of:=[.I94]/5" office:value-type="float" office:value="70" calcext:value-type="float">
            <text:p>70</text:p>
          </table:table-cell>
          <table:table-cell table:formula="of:=IF([.D94]&gt;=90; &quot;O&quot;; IF([.D94]&gt;=85; &quot;A+&quot;; IF([.D94]&gt;=80; &quot;A&quot;; IF([.D94]&gt;=75; &quot;B+&quot;; IF([.D94]&gt;=70; &quot;C&quot;;  IF([.D94]&gt;=50; &quot;P&quot;; IF([.D94]&gt;=45; &quot;F&quot;)))))))" office:value-type="string" office:string-value="C" calcext:value-type="string">
            <text:p>C</text:p>
          </table:table-cell>
          <table:table-cell table:formula="of:=IF([.D94]&gt;=90; &quot;9&quot;; IF([.D94]&gt;=85; &quot;8&quot;; IF([.D94]&gt;=80; &quot;7&quot;; IF([.D94]&gt;=75; &quot;7.5 &quot;; IF([.D94]&gt;=70; &quot;7&quot;;  IF([.D94]&gt;=50; &quot;6.5&quot;; IF([.D94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SI24AD494</text:p>
          </table:table-cell>
          <table:table-cell office:value-type="string" calcext:value-type="string">
            <text:p>Arjun Reddy</text:p>
          </table:table-cell>
          <table:table-cell table:number-columns-repeated="5" office:value-type="float" office:value="90" calcext:value-type="float">
            <text:p>90</text:p>
          </table:table-cell>
          <table:table-cell table:formula="of:=SUM([.D95:.H95])" office:value-type="float" office:value="450" calcext:value-type="float">
            <text:p>450</text:p>
          </table:table-cell>
          <table:table-cell table:formula="of:=[.I95]/5" office:value-type="float" office:value="90" calcext:value-type="float">
            <text:p>90</text:p>
          </table:table-cell>
          <table:table-cell table:formula="of:=IF([.D95]&gt;=90; &quot;O&quot;; IF([.D95]&gt;=85; &quot;A+&quot;; IF([.D95]&gt;=80; &quot;A&quot;; IF([.D95]&gt;=75; &quot;B+&quot;; IF([.D95]&gt;=70; &quot;C&quot;;  IF([.D95]&gt;=50; &quot;P&quot;; IF([.D95]&gt;=45; &quot;F&quot;)))))))" office:value-type="string" office:string-value="O" calcext:value-type="string">
            <text:p>O</text:p>
          </table:table-cell>
          <table:table-cell table:formula="of:=IF([.D95]&gt;=90; &quot;9&quot;; IF([.D95]&gt;=85; &quot;8&quot;; IF([.D95]&gt;=80; &quot;7&quot;; IF([.D95]&gt;=75; &quot;7.5 &quot;; IF([.D95]&gt;=70; &quot;7&quot;;  IF([.D95]&gt;=50; &quot;6.5&quot;; IF([.D95]&gt;=45; &quot;5&quot;))))))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4SI24AD495</text:p>
          </table:table-cell>
          <table:table-cell office:value-type="string" calcext:value-type="string">
            <text:p>Reyansh Joshi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0" calcext:value-type="float">
            <text:p>90</text:p>
          </table:table-cell>
          <table:table-cell table:formula="of:=SUM([.D96:.H96])" office:value-type="float" office:value="457" calcext:value-type="float">
            <text:p>457</text:p>
          </table:table-cell>
          <table:table-cell table:formula="of:=[.I96]/5" office:value-type="float" office:value="91.4" calcext:value-type="float">
            <text:p>91.4</text:p>
          </table:table-cell>
          <table:table-cell table:formula="of:=IF([.D96]&gt;=90; &quot;O&quot;; IF([.D96]&gt;=85; &quot;A+&quot;; IF([.D96]&gt;=80; &quot;A&quot;; IF([.D96]&gt;=75; &quot;B+&quot;; IF([.D96]&gt;=70; &quot;C&quot;;  IF([.D96]&gt;=50; &quot;P&quot;; IF([.D96]&gt;=45; &quot;F&quot;)))))))" office:value-type="string" office:string-value="A+" calcext:value-type="string">
            <text:p>A+</text:p>
          </table:table-cell>
          <table:table-cell table:formula="of:=IF([.D96]&gt;=90; &quot;9&quot;; IF([.D96]&gt;=85; &quot;8&quot;; IF([.D96]&gt;=80; &quot;7&quot;; IF([.D96]&gt;=75; &quot;7.5 &quot;; IF([.D96]&gt;=70; &quot;7&quot;;  IF([.D96]&gt;=50; &quot;6.5&quot;; IF([.D96]&gt;=45; &quot;5&quot;)))))))" office:value-type="string" office:string-value="8" calcext:value-type="string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4SI24AD496</text:p>
          </table:table-cell>
          <table:table-cell office:value-type="string" calcext:value-type="string">
            <text:p>Ayaan Mehta</text:p>
          </table:table-cell>
          <table:table-cell table:number-columns-repeated="5" office:value-type="float" office:value="63" calcext:value-type="float">
            <text:p>63</text:p>
          </table:table-cell>
          <table:table-cell table:formula="of:=SUM([.D97:.H97])" office:value-type="float" office:value="315" calcext:value-type="float">
            <text:p>315</text:p>
          </table:table-cell>
          <table:table-cell table:formula="of:=[.I97]/5" office:value-type="float" office:value="63" calcext:value-type="float">
            <text:p>63</text:p>
          </table:table-cell>
          <table:table-cell table:formula="of:=IF([.D97]&gt;=90; &quot;O&quot;; IF([.D97]&gt;=85; &quot;A+&quot;; IF([.D97]&gt;=80; &quot;A&quot;; IF([.D97]&gt;=75; &quot;B+&quot;; IF([.D97]&gt;=70; &quot;C&quot;;  IF([.D97]&gt;=50; &quot;P&quot;; IF([.D97]&gt;=45; &quot;F&quot;)))))))" office:value-type="string" office:string-value="P" calcext:value-type="string">
            <text:p>P</text:p>
          </table:table-cell>
          <table:table-cell table:formula="of:=IF([.D97]&gt;=90; &quot;9&quot;; IF([.D97]&gt;=85; &quot;8&quot;; IF([.D97]&gt;=80; &quot;7&quot;; IF([.D97]&gt;=75; &quot;7.5 &quot;; IF([.D97]&gt;=70; &quot;7&quot;;  IF([.D97]&gt;=50; &quot;6.5&quot;; IF([.D97]&gt;=45; &quot;5&quot;)))))))" office:value-type="string" office:string-value="6.5" calcext:value-type="string">
            <text:p>6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SI24AD497</text:p>
          </table:table-cell>
          <table:table-cell office:value-type="string" calcext:value-type="string">
            <text:p>Aarav Sharma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9" calcext:value-type="float">
            <text:p>79</text:p>
          </table:table-cell>
          <table:table-cell table:formula="of:=SUM([.D98:.H98])" office:value-type="float" office:value="380" calcext:value-type="float">
            <text:p>380</text:p>
          </table:table-cell>
          <table:table-cell table:formula="of:=[.I98]/5" office:value-type="float" office:value="76" calcext:value-type="float">
            <text:p>76</text:p>
          </table:table-cell>
          <table:table-cell table:formula="of:=IF([.D98]&gt;=90; &quot;O&quot;; IF([.D98]&gt;=85; &quot;A+&quot;; IF([.D98]&gt;=80; &quot;A&quot;; IF([.D98]&gt;=75; &quot;B+&quot;; IF([.D98]&gt;=70; &quot;C&quot;;  IF([.D98]&gt;=50; &quot;P&quot;; IF([.D98]&gt;=45; &quot;F&quot;)))))))" office:value-type="string" office:string-value="B+" calcext:value-type="string">
            <text:p>B+</text:p>
          </table:table-cell>
          <table:table-cell table:formula="of:=IF([.D98]&gt;=90; &quot;9&quot;; IF([.D98]&gt;=85; &quot;8&quot;; IF([.D98]&gt;=80; &quot;7&quot;; IF([.D98]&gt;=75; &quot;7.5 &quot;; IF([.D98]&gt;=70; &quot;7&quot;;  IF([.D98]&gt;=50; &quot;6.5&quot;; IF([.D98]&gt;=45; &quot;5&quot;)))))))" office:value-type="string" office:string-value="7.5 " calcext:value-type="string">
            <text:p>7.5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4SI24AD498</text:p>
          </table:table-cell>
          <table:table-cell office:value-type="string" calcext:value-type="string">
            <text:p>Arjun Reddy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1" calcext:value-type="float">
            <text:p>71</text:p>
          </table:table-cell>
          <table:table-cell table:formula="of:=SUM([.D99:.H99])" office:value-type="float" office:value="364" calcext:value-type="float">
            <text:p>364</text:p>
          </table:table-cell>
          <table:table-cell table:formula="of:=[.I99]/5" office:value-type="float" office:value="72.8" calcext:value-type="float">
            <text:p>72.8</text:p>
          </table:table-cell>
          <table:table-cell table:formula="of:=IF([.D99]&gt;=90; &quot;O&quot;; IF([.D99]&gt;=85; &quot;A+&quot;; IF([.D99]&gt;=80; &quot;A&quot;; IF([.D99]&gt;=75; &quot;B+&quot;; IF([.D99]&gt;=70; &quot;C&quot;;  IF([.D99]&gt;=50; &quot;P&quot;; IF([.D99]&gt;=45; &quot;F&quot;)))))))" office:value-type="string" office:string-value="A" calcext:value-type="string">
            <text:p>A</text:p>
          </table:table-cell>
          <table:table-cell table:formula="of:=IF([.D99]&gt;=90; &quot;9&quot;; IF([.D99]&gt;=85; &quot;8&quot;; IF([.D99]&gt;=80; &quot;7&quot;; IF([.D99]&gt;=75; &quot;7.5 &quot;; IF([.D99]&gt;=70; &quot;7&quot;;  IF([.D99]&gt;=50; &quot;6.5&quot;; IF([.D99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SI24AD499</text:p>
          </table:table-cell>
          <table:table-cell office:value-type="string" calcext:value-type="string">
            <text:p>Reyansh Joshi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91" calcext:value-type="float">
            <text:p>91</text:p>
          </table:table-cell>
          <table:table-cell table:formula="of:=SUM([.D100:.H100])" office:value-type="float" office:value="445" calcext:value-type="float">
            <text:p>445</text:p>
          </table:table-cell>
          <table:table-cell table:formula="of:=[.I100]/5" office:value-type="float" office:value="89" calcext:value-type="float">
            <text:p>89</text:p>
          </table:table-cell>
          <table:table-cell table:formula="of:=IF([.D100]&gt;=90; &quot;O&quot;; IF([.D100]&gt;=85; &quot;A+&quot;; IF([.D100]&gt;=80; &quot;A&quot;; IF([.D100]&gt;=75; &quot;B+&quot;; IF([.D100]&gt;=70; &quot;C&quot;;  IF([.D100]&gt;=50; &quot;P&quot;; IF([.D100]&gt;=45; &quot;F&quot;)))))))" office:value-type="string" office:string-value="A" calcext:value-type="string">
            <text:p>A</text:p>
          </table:table-cell>
          <table:table-cell table:formula="of:=IF([.D100]&gt;=90; &quot;9&quot;; IF([.D100]&gt;=85; &quot;8&quot;; IF([.D100]&gt;=80; &quot;7&quot;; IF([.D100]&gt;=75; &quot;7.5 &quot;; IF([.D100]&gt;=70; &quot;7&quot;;  IF([.D100]&gt;=50; &quot;6.5&quot;; IF([.D100]&gt;=45; &quot;5&quot;))))))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SI24AD500</text:p>
          </table:table-cell>
          <table:table-cell office:value-type="string" calcext:value-type="string">
            <text:p>Ayaan Mehta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table:formula="of:=SUM([.D101:.H101])" office:value-type="float" office:value="412" calcext:value-type="float">
            <text:p>412</text:p>
          </table:table-cell>
          <table:table-cell table:formula="of:=[.I101]/5" office:value-type="float" office:value="82.4" calcext:value-type="float">
            <text:p>82.4</text:p>
          </table:table-cell>
          <table:table-cell table:formula="of:=IF([.D101]&gt;=90; &quot;O&quot;; IF([.D101]&gt;=85; &quot;A+&quot;; IF([.D101]&gt;=80; &quot;A&quot;; IF([.D101]&gt;=75; &quot;B+&quot;; IF([.D101]&gt;=70; &quot;C&quot;;  IF([.D101]&gt;=50; &quot;P&quot;; IF([.D101]&gt;=45; &quot;F&quot;)))))))" office:value-type="string" office:string-value="A" calcext:value-type="string">
            <text:p>A</text:p>
          </table:table-cell>
          <table:table-cell table:formula="of:=IF([.D101]&gt;=90; &quot;9&quot;; IF([.D101]&gt;=85; &quot;8&quot;; IF([.D101]&gt;=80; &quot;7&quot;; IF([.D101]&gt;=75; &quot;7.5 &quot;; IF([.D101]&gt;=70; &quot;7&quot;;  IF([.D101]&gt;=50; &quot;6.5&quot;; IF([.D101]&gt;=45; &quot;5&quot;)))))))" office:value-type="string" office:string-value="7" calcext:value-type="string">
            <text:p>7</text:p>
          </table:table-cell>
        </table:table-row>
        <calcext:conditional-formats>
          <calcext:conditional-format calcext:target-range-address="Sheet2.A2:Sheet2.H20 Sheet2.A21:Sheet2.F101 Sheet2.G21:Sheet2.H2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  <calcext:conditional-format calcext:target-range-address="Sheet2.G22:Sheet2.G10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  <calcext:conditional-format calcext:target-range-address="Sheet2.H22:Sheet2.H10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I1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border-top="0.06pt solid #000000" fo:border-bottom="2.35pt double #000000" fo:border-left="0.06pt solid #000000" fo:border-right="0.06pt solid #000000" style:border-line-width-bottom="0.026cm 0.004cm 0.053cm" fo:padding="0cm" style:shadow="#2a6099 -0.176cm -0.176cm" fo:background-color="#ffffd7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<text:span text:style-name="MT1">Seite </text:span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8:46:57.410813674</meta:creation-date>
    <dc:date>2024-10-24T09:01:59.177993809</dc:date>
    <meta:editing-duration>PT8M21S</meta:editing-duration>
    <meta:editing-cycles>2</meta:editing-cycles>
    <meta:generator>LibreOffice/7.3.7.2$Linux_X86_64 LibreOffice_project/30$Build-2</meta:generator>
    <meta:document-statistic meta:table-count="2" meta:cell-count="2121" meta:object-count="0"/>
  </office:meta>
</office:document-meta>
</file>